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WenQuanYi Micro Hei1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 draw:shadow="hidden"/>
    </style:style>
    <style:style style:name="gr2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3" style:family="graphic" style:parent-style-name="standard">
      <style:graphic-properties draw:stroke="none" draw:fill="solid" draw:fill-color="#73ae42" draw:shadow="hidden"/>
    </style:style>
    <style:style style:name="gr4" style:family="graphic" style:parent-style-name="standard">
      <style:graphic-properties draw:stroke="solid" svg:stroke-width="0.026cm" svg:stroke-color="#73ae42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5" style:family="graphic" style:parent-style-name="standard">
      <style:graphic-properties draw:stroke="none" draw:fill="none" draw:textarea-vertical-align="middle" fo:min-height="0.508cm" fo:min-width="2.54cm" fo:padding-top="0.141cm" fo:padding-bottom="0.141cm" fo:padding-left="0.141cm" fo:padding-right="0.141cm"/>
    </style:style>
    <style:style style:name="gr6" style:family="graphic" style:parent-style-name="standard">
      <style:graphic-properties draw:stroke="none" draw:fill="solid" draw:fill-color="#ffffff" draw:shadow="hidden"/>
    </style:style>
    <style:style style:name="gr7" style:family="graphic" style:parent-style-name="standard">
      <style:graphic-properties draw:stroke="none" draw:fill="none" draw:textarea-vertical-align="middle" fo:min-height="0.339cm" fo:min-width="2.54cm" fo:padding-top="0.141cm" fo:padding-bottom="0.141cm" fo:padding-left="0.141cm" fo:padding-right="0.141cm"/>
    </style:style>
    <style:style style:name="gr8" style:family="graphic" style:parent-style-name="standard">
      <style:graphic-properties draw:stroke="none" draw:fill="solid" draw:fill-color="#4271c6" draw:shadow="hidden"/>
    </style:style>
    <style:style style:name="gr9" style:family="graphic" style:parent-style-name="standard">
      <style:graphic-properties draw:stroke="solid" svg:stroke-width="0.026cm" svg:stroke-color="#4271c6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10" style:family="graphic" style:parent-style-name="standard">
      <style:graphic-properties draw:stroke="solid" svg:stroke-width="0.018cm" svg:stroke-color="#000000" svg:stroke-opacity="100%" draw:stroke-linejoin="round" svg:stroke-linecap="round" draw:fill="none" fo:padding-top="0.134cm" fo:padding-bottom="0.134cm" fo:padding-left="0.259cm" fo:padding-right="0.259cm" draw:shadow="hidden"/>
    </style:style>
    <style:style style:name="gr11" style:family="graphic" style:parent-style-name="standard">
      <style:graphic-properties draw:stroke="none" draw:fill="none" draw:textarea-vertical-align="middle" fo:min-height="1.218cm" fo:min-width="2.54cm" fo:padding-top="0.141cm" fo:padding-bottom="0.141cm" fo:padding-left="0.141cm" fo:padding-right="0.141cm"/>
    </style:style>
    <style:style style:name="P1" style:family="paragraph">
      <loext:graphic-properties draw:fill="solid" draw:fill-color="#000000"/>
    </style:style>
    <style:style style:name="P2" style:family="paragraph">
      <loext:graphic-properties draw:fill="none"/>
    </style:style>
    <style:style style:name="P3" style:family="paragraph">
      <loext:graphic-properties draw:fill="solid" draw:fill-color="#73ae42"/>
    </style:style>
    <style:style style:name="P4" style:family="paragraph">
      <style:paragraph-properties fo:margin-left="0cm" fo:margin-right="0cm" fo:margin-top="0cm" fo:margin-bottom="0cm" fo:line-height="120%" fo:text-align="center" fo:text-indent="0cm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solid" draw:fill-color="#4271c6"/>
    </style:style>
    <style:style style:name="T1" style:family="text">
      <style:text-properties fo:color="#000000"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T2" style:family="text">
      <style:text-properties fo:color="#000000" style:font-name="Calibri1" fo:font-size="8pt" style:font-name-asian="Calibri1" style:font-size-asian="8pt" style:font-name-complex="Calibri1" style:font-size-complex="8pt"/>
    </style:style>
    <style:style style:name="T3" style:family="text">
      <style:text-properties fo:color="#000000" style:font-name="Calibri1" fo:font-size="12pt" style:font-name-asian="Calibri1" style:font-size-asian="12pt" style:font-name-complex="Calibri1" style:font-size-complex="12pt"/>
    </style:style>
    <style:style style:name="T4" style:family="text">
      <style:text-properties fo:color="#000000" style:font-name="Calibri1" fo:font-size="10pt" style:font-name-asian="Calibri1" style:font-size-asian="10pt" style:font-name-complex="Calibri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Zeichenblatt-1" draw:style-name="dp1" draw:master-page-name="PM0">
        <draw:g>
          <draw:path draw:style-name="gr1" draw:text-style-name="P1" draw:layer="layout" svg:width="1.2cm" svg:height="1.199cm" svg:x="2.646cm" svg:y="16.23cm" svg:viewBox="0 0 1201 1200" svg:d="M1201 600c0 110-25 204-80 300-56 96-125 164-220 220-96 55-190 80-300 80-111 0-205-25-301-80-95-56-164-124-220-220-55-96-80-190-80-300s25-204 80-300c56-96 125-164 220-220 96-55 190-80 301-80 110 0 204 25 300 80 95 56 164 124 220 220 55 96 80 190 80 300z">
            <text:p/>
          </draw:path>
          <draw:path draw:style-name="gr2" draw:text-style-name="P2" draw:layer="layout" svg:width="1.2cm" svg:height="1.199cm" svg:x="2.646cm" svg:y="16.23cm" svg:viewBox="0 0 1201 1200" svg:d="M1201 600c0 110-25 204-80 300-56 96-125 164-220 220-96 55-190 80-300 80-111 0-205-25-301-80-95-56-164-124-220-220-55-96-80-190-80-300s25-204 80-300c56-96 125-164 220-220 96-55 190-80 301-80 110 0 204 25 300 80 95 56 164 124 220 220 55 96 80 190 80 300z">
            <text:p/>
          </draw:path>
        </draw:g>
        <draw:g>
          <draw:polygon draw:style-name="gr3" draw:text-style-name="P3" draw:layer="layout" svg:width="2.561cm" svg:height="1.581cm" svg:x="11.219cm" svg:y="24.545cm" svg:viewBox="0 0 2562 1582" draw:points="0,1582 2562,1582 2562,0 0,0">
            <text:p/>
          </draw:polygon>
          <draw:polygon draw:style-name="gr4" draw:text-style-name="P2" draw:layer="layout" svg:width="2.561cm" svg:height="1.581cm" svg:x="11.219cm" svg:y="24.545cm" svg:viewBox="0 0 2562 1582" draw:points="0,1582 2562,1582 2562,0 0,0">
            <text:p/>
          </draw:polygon>
        </draw:g>
        <draw:g>
          <draw:g>
            <draw:polygon draw:style-name="gr3" draw:text-style-name="P3" draw:layer="layout" svg:width="2.561cm" svg:height="0.79cm" svg:x="11.219cm" svg:y="24.545cm" svg:viewBox="0 0 2562 791" draw:points="0,791 2562,791 2562,0 0,0">
              <text:p/>
            </draw:polygon>
            <draw:polygon draw:style-name="gr4" draw:text-style-name="P2" draw:layer="layout" svg:width="2.561cm" svg:height="0.79cm" svg:x="11.219cm" svg:y="24.545cm" svg:viewBox="0 0 2562 791" draw:points="0,791 2562,791 2562,0 0,0">
              <text:p/>
            </draw:polygon>
          </draw:g>
          <draw:frame draw:style-name="gr5" draw:text-style-name="P2" draw:layer="layout" svg:width="2.561cm" svg:height="1.374cm" svg:x="11.219cm" svg:y="24.253cm">
            <draw:text-box>
              <text:p text:style-name="P4"><text:span text:style-name="T1">What to do?</text:span></text:p>
            </draw:text-box>
          </draw:frame>
        </draw:g>
        <draw:g>
          <draw:polygon draw:style-name="gr6" draw:text-style-name="P5" draw:layer="layout" svg:width="2.561cm" svg:height="0.79cm" svg:x="11.219cm" svg:y="25.335cm" svg:viewBox="0 0 2562 791" draw:points="0,791 2562,791 2562,0 0,0">
            <text:p/>
          </draw:polygon>
          <draw:polygon draw:style-name="gr4" draw:text-style-name="P2" draw:layer="layout" svg:width="2.561cm" svg:height="0.79cm" svg:x="11.219cm" svg:y="25.335cm" svg:viewBox="0 0 2562 791" draw:points="0,791 2562,791 2562,0 0,0">
            <text:p/>
          </draw:polygon>
        </draw:g>
        <draw:g>
          <draw:polygon draw:style-name="gr3" draw:text-style-name="P3" draw:layer="layout" svg:width="2.5cm" svg:height="1.581cm" svg:x="3.75cm" svg:y="27.44cm" svg:viewBox="0 0 2501 1582" draw:points="0,1582 2501,1582 2501,0 0,0">
            <text:p/>
          </draw:polygon>
          <draw:polygon draw:style-name="gr4" draw:text-style-name="P2" draw:layer="layout" svg:width="2.5cm" svg:height="1.581cm" svg:x="3.75cm" svg:y="27.44cm" svg:viewBox="0 0 2501 1582" draw:points="0,1582 2501,1582 2501,0 0,0">
            <text:p/>
          </draw:polygon>
        </draw:g>
        <draw:g>
          <draw:g>
            <draw:polygon draw:style-name="gr3" draw:text-style-name="P3" draw:layer="layout" svg:width="2.5cm" svg:height="0.79cm" svg:x="3.75cm" svg:y="27.44cm" svg:viewBox="0 0 2501 791" draw:points="0,791 2501,791 2501,0 0,0">
              <text:p/>
            </draw:polygon>
            <draw:polygon draw:style-name="gr4" draw:text-style-name="P2" draw:layer="layout" svg:width="2.5cm" svg:height="0.79cm" svg:x="3.75cm" svg:y="27.44cm" svg:viewBox="0 0 2501 791" draw:points="0,791 2501,791 2501,0 0,0">
              <text:p/>
            </draw:polygon>
          </draw:g>
          <draw:frame draw:style-name="gr5" draw:text-style-name="P2" draw:layer="layout" svg:width="2.5cm" svg:height="0.79cm" svg:x="3.75cm" svg:y="27.44cm">
            <draw:text-box>
              <text:p text:style-name="P4"><text:span text:style-name="T1">attack</text:span></text:p>
            </draw:text-box>
          </draw:frame>
        </draw:g>
        <draw:g>
          <draw:polygon draw:style-name="gr6" draw:text-style-name="P5" draw:layer="layout" svg:width="2.5cm" svg:height="0.79cm" svg:x="3.75cm" svg:y="28.23cm" svg:viewBox="0 0 2501 791" draw:points="0,791 2501,791 2501,0 0,0">
            <text:p/>
          </draw:polygon>
          <draw:polygon draw:style-name="gr4" draw:text-style-name="P2" draw:layer="layout" svg:width="2.5cm" svg:height="0.79cm" svg:x="3.75cm" svg:y="28.23cm" svg:viewBox="0 0 2501 791" draw:points="0,791 2501,791 2501,0 0,0">
            <text:p/>
          </draw:polygon>
        </draw:g>
        <draw:g>
          <draw:polygon draw:style-name="gr3" draw:text-style-name="P3" draw:layer="layout" svg:width="2.5cm" svg:height="1.581cm" svg:x="7.5cm" svg:y="27.44cm" svg:viewBox="0 0 2501 1582" draw:points="0,1582 2501,1582 2501,0 0,0">
            <text:p/>
          </draw:polygon>
          <draw:polygon draw:style-name="gr4" draw:text-style-name="P2" draw:layer="layout" svg:width="2.5cm" svg:height="1.581cm" svg:x="7.5cm" svg:y="27.44cm" svg:viewBox="0 0 2501 1582" draw:points="0,1582 2501,1582 2501,0 0,0">
            <text:p/>
          </draw:polygon>
        </draw:g>
        <draw:g>
          <draw:g>
            <draw:polygon draw:style-name="gr3" draw:text-style-name="P3" draw:layer="layout" svg:width="2.5cm" svg:height="0.79cm" svg:x="7.5cm" svg:y="27.44cm" svg:viewBox="0 0 2501 791" draw:points="0,791 2501,791 2501,0 0,0">
              <text:p/>
            </draw:polygon>
            <draw:polygon draw:style-name="gr4" draw:text-style-name="P2" draw:layer="layout" svg:width="2.5cm" svg:height="0.79cm" svg:x="7.5cm" svg:y="27.44cm" svg:viewBox="0 0 2501 791" draw:points="0,791 2501,791 2501,0 0,0">
              <text:p/>
            </draw:polygon>
          </draw:g>
          <draw:frame draw:style-name="gr5" draw:text-style-name="P2" draw:layer="layout" svg:width="2.5cm" svg:height="0.79cm" svg:x="7.5cm" svg:y="27.44cm">
            <draw:text-box>
              <text:p text:style-name="P4"><text:span text:style-name="T1">ability</text:span></text:p>
            </draw:text-box>
          </draw:frame>
        </draw:g>
        <draw:g>
          <draw:polygon draw:style-name="gr6" draw:text-style-name="P5" draw:layer="layout" svg:width="2.5cm" svg:height="0.79cm" svg:x="7.5cm" svg:y="28.23cm" svg:viewBox="0 0 2501 791" draw:points="0,791 2501,791 2501,0 0,0">
            <text:p/>
          </draw:polygon>
          <draw:polygon draw:style-name="gr4" draw:text-style-name="P2" draw:layer="layout" svg:width="2.5cm" svg:height="0.79cm" svg:x="7.5cm" svg:y="28.23cm" svg:viewBox="0 0 2501 791" draw:points="0,791 2501,791 2501,0 0,0">
            <text:p/>
          </draw:polygon>
        </draw:g>
        <draw:g>
          <draw:polygon draw:style-name="gr3" draw:text-style-name="P3" draw:layer="layout" svg:width="2.5cm" svg:height="1.581cm" svg:x="18.75cm" svg:y="27.44cm" svg:viewBox="0 0 2501 1582" draw:points="0,1582 2501,1582 2501,0 0,0">
            <text:p/>
          </draw:polygon>
          <draw:polygon draw:style-name="gr4" draw:text-style-name="P2" draw:layer="layout" svg:width="2.5cm" svg:height="1.581cm" svg:x="18.75cm" svg:y="27.44cm" svg:viewBox="0 0 2501 1582" draw:points="0,1582 2501,1582 2501,0 0,0">
            <text:p/>
          </draw:polygon>
        </draw:g>
        <draw:g>
          <draw:g>
            <draw:polygon draw:style-name="gr3" draw:text-style-name="P3" draw:layer="layout" svg:width="2.5cm" svg:height="0.79cm" svg:x="18.75cm" svg:y="27.44cm" svg:viewBox="0 0 2501 791" draw:points="0,791 2501,791 2501,0 0,0">
              <text:p/>
            </draw:polygon>
            <draw:polygon draw:style-name="gr4" draw:text-style-name="P2" draw:layer="layout" svg:width="2.5cm" svg:height="0.79cm" svg:x="18.75cm" svg:y="27.44cm" svg:viewBox="0 0 2501 791" draw:points="0,791 2501,791 2501,0 0,0">
              <text:p/>
            </draw:polygon>
          </draw:g>
          <draw:frame draw:style-name="gr5" draw:text-style-name="P2" draw:layer="layout" svg:width="2.5cm" svg:height="0.79cm" svg:x="18.75cm" svg:y="27.44cm">
            <draw:text-box>
              <text:p text:style-name="P4"><text:span text:style-name="T1">info</text:span></text:p>
            </draw:text-box>
          </draw:frame>
        </draw:g>
        <draw:g>
          <draw:polygon draw:style-name="gr6" draw:text-style-name="P5" draw:layer="layout" svg:width="2.5cm" svg:height="0.79cm" svg:x="18.75cm" svg:y="28.23cm" svg:viewBox="0 0 2501 791" draw:points="0,791 2501,791 2501,0 0,0">
            <text:p/>
          </draw:polygon>
          <draw:polygon draw:style-name="gr4" draw:text-style-name="P2" draw:layer="layout" svg:width="2.5cm" svg:height="0.79cm" svg:x="18.75cm" svg:y="28.23cm" svg:viewBox="0 0 2501 791" draw:points="0,791 2501,791 2501,0 0,0">
            <text:p/>
          </draw:polygon>
        </draw:g>
        <draw:g>
          <draw:polygon draw:style-name="gr3" draw:text-style-name="P3" draw:layer="layout" svg:width="2.5cm" svg:height="1.581cm" svg:x="11.25cm" svg:y="27.44cm" svg:viewBox="0 0 2501 1582" draw:points="0,1582 2501,1582 2501,0 0,0">
            <text:p/>
          </draw:polygon>
          <draw:polygon draw:style-name="gr4" draw:text-style-name="P2" draw:layer="layout" svg:width="2.5cm" svg:height="1.581cm" svg:x="11.25cm" svg:y="27.44cm" svg:viewBox="0 0 2501 1582" draw:points="0,1582 2501,1582 2501,0 0,0">
            <text:p/>
          </draw:polygon>
        </draw:g>
        <draw:g>
          <draw:g>
            <draw:polygon draw:style-name="gr3" draw:text-style-name="P3" draw:layer="layout" svg:width="2.5cm" svg:height="0.79cm" svg:x="11.25cm" svg:y="27.44cm" svg:viewBox="0 0 2501 791" draw:points="0,791 2501,791 2501,0 0,0">
              <text:p/>
            </draw:polygon>
            <draw:polygon draw:style-name="gr4" draw:text-style-name="P2" draw:layer="layout" svg:width="2.5cm" svg:height="0.79cm" svg:x="11.25cm" svg:y="27.44cm" svg:viewBox="0 0 2501 791" draw:points="0,791 2501,791 2501,0 0,0">
              <text:p/>
            </draw:polygon>
          </draw:g>
          <draw:frame draw:style-name="gr5" draw:text-style-name="P2" draw:layer="layout" svg:width="2.5cm" svg:height="1.374cm" svg:x="11.25cm" svg:y="27.148cm">
            <draw:text-box>
              <text:p text:style-name="P4"><text:span text:style-name="T1">surrender</text:span></text:p>
            </draw:text-box>
          </draw:frame>
        </draw:g>
        <draw:g>
          <draw:polygon draw:style-name="gr6" draw:text-style-name="P5" draw:layer="layout" svg:width="2.5cm" svg:height="0.79cm" svg:x="11.25cm" svg:y="28.23cm" svg:viewBox="0 0 2501 791" draw:points="0,791 2501,791 2501,0 0,0">
            <text:p/>
          </draw:polygon>
          <draw:polygon draw:style-name="gr4" draw:text-style-name="P2" draw:layer="layout" svg:width="2.5cm" svg:height="0.79cm" svg:x="11.25cm" svg:y="28.23cm" svg:viewBox="0 0 2501 791" draw:points="0,791 2501,791 2501,0 0,0">
            <text:p/>
          </draw:polygon>
        </draw:g>
        <draw:g>
          <draw:polygon draw:style-name="gr3" draw:text-style-name="P3" draw:layer="layout" svg:width="2.5cm" svg:height="1.581cm" svg:x="15cm" svg:y="27.44cm" svg:viewBox="0 0 2501 1582" draw:points="0,1582 2501,1582 2501,0 0,0">
            <text:p/>
          </draw:polygon>
          <draw:polygon draw:style-name="gr4" draw:text-style-name="P2" draw:layer="layout" svg:width="2.5cm" svg:height="1.581cm" svg:x="15cm" svg:y="27.44cm" svg:viewBox="0 0 2501 1582" draw:points="0,1582 2501,1582 2501,0 0,0">
            <text:p/>
          </draw:polygon>
        </draw:g>
        <draw:g>
          <draw:g>
            <draw:polygon draw:style-name="gr3" draw:text-style-name="P3" draw:layer="layout" svg:width="2.5cm" svg:height="0.79cm" svg:x="15cm" svg:y="27.44cm" svg:viewBox="0 0 2501 791" draw:points="0,791 2501,791 2501,0 0,0">
              <text:p/>
            </draw:polygon>
            <draw:polygon draw:style-name="gr4" draw:text-style-name="P2" draw:layer="layout" svg:width="2.5cm" svg:height="0.79cm" svg:x="15cm" svg:y="27.44cm" svg:viewBox="0 0 2501 791" draw:points="0,791 2501,791 2501,0 0,0">
              <text:p/>
            </draw:polygon>
          </draw:g>
          <draw:frame draw:style-name="gr5" draw:text-style-name="P2" draw:layer="layout" svg:width="2.5cm" svg:height="0.79cm" svg:x="15cm" svg:y="27.44cm">
            <draw:text-box>
              <text:p text:style-name="P4"><text:span text:style-name="T1">nothing</text:span></text:p>
            </draw:text-box>
          </draw:frame>
        </draw:g>
        <draw:g>
          <draw:polygon draw:style-name="gr6" draw:text-style-name="P5" draw:layer="layout" svg:width="2.5cm" svg:height="0.79cm" svg:x="15cm" svg:y="28.23cm" svg:viewBox="0 0 2501 791" draw:points="0,791 2501,791 2501,0 0,0">
            <text:p/>
          </draw:polygon>
          <draw:polygon draw:style-name="gr4" draw:text-style-name="P2" draw:layer="layout" svg:width="2.5cm" svg:height="0.79cm" svg:x="15cm" svg:y="28.23cm" svg:viewBox="0 0 2501 791" draw:points="0,791 2501,791 2501,0 0,0">
            <text:p/>
          </draw:polygon>
        </draw:g>
        <draw:g>
          <draw:polygon draw:style-name="gr3" draw:text-style-name="P3" draw:layer="layout" svg:width="2.5cm" svg:height="1.581cm" svg:x="7.875cm" svg:y="30.44cm" svg:viewBox="0 0 2501 1582" draw:points="0,1582 2501,1582 2501,0 0,0">
            <text:p/>
          </draw:polygon>
          <draw:polygon draw:style-name="gr4" draw:text-style-name="P2" draw:layer="layout" svg:width="2.5cm" svg:height="1.581cm" svg:x="7.875cm" svg:y="30.44cm" svg:viewBox="0 0 2501 1582" draw:points="0,1582 2501,1582 2501,0 0,0">
            <text:p/>
          </draw:polygon>
        </draw:g>
        <draw:g>
          <draw:g>
            <draw:polygon draw:style-name="gr3" draw:text-style-name="P3" draw:layer="layout" svg:width="2.5cm" svg:height="0.79cm" svg:x="7.875cm" svg:y="30.44cm" svg:viewBox="0 0 2501 791" draw:points="0,791 2501,791 2501,0 0,0">
              <text:p/>
            </draw:polygon>
            <draw:polygon draw:style-name="gr4" draw:text-style-name="P2" draw:layer="layout" svg:width="2.5cm" svg:height="0.79cm" svg:x="7.875cm" svg:y="30.44cm" svg:viewBox="0 0 2501 791" draw:points="0,791 2501,791 2501,0 0,0">
              <text:p/>
            </draw:polygon>
          </draw:g>
          <draw:frame draw:style-name="gr5" draw:text-style-name="P2" draw:layer="layout" svg:width="2.5cm" svg:height="0.79cm" svg:x="7.875cm" svg:y="30.44cm">
            <draw:text-box>
              <text:p text:style-name="P4"><text:span text:style-name="T1">ability 1</text:span></text:p>
            </draw:text-box>
          </draw:frame>
        </draw:g>
        <draw:g>
          <draw:polygon draw:style-name="gr6" draw:text-style-name="P5" draw:layer="layout" svg:width="2.5cm" svg:height="0.79cm" svg:x="7.875cm" svg:y="31.23cm" svg:viewBox="0 0 2501 791" draw:points="0,791 2501,791 2501,0 0,0">
            <text:p/>
          </draw:polygon>
          <draw:polygon draw:style-name="gr4" draw:text-style-name="P2" draw:layer="layout" svg:width="2.5cm" svg:height="0.79cm" svg:x="7.875cm" svg:y="31.23cm" svg:viewBox="0 0 2501 791" draw:points="0,791 2501,791 2501,0 0,0">
            <text:p/>
          </draw:polygon>
        </draw:g>
        <draw:g>
          <draw:line draw:style-name="gr2" draw:text-style-name="P2" draw:layer="layout" svg:x1="12.5cm" svg:y1="17.43cm" svg:x2="12.5cm" svg:y2="18.979cm">
            <text:p/>
          </draw:line>
          <draw:frame draw:style-name="gr7" draw:text-style-name="P2" draw:layer="layout" svg:width="1.411cm" svg:height="0.621cm" svg:x="11.794cm" svg:y="17.895cm">
            <draw:text-box>
              <text:p text:style-name="P4"><text:span text:style-name="T2">yes</text:span></text:p>
            </draw:text-box>
          </draw:frame>
        </draw:g>
        <draw:line draw:style-name="gr2" draw:text-style-name="P2" draw:layer="layout" svg:x1="12.5cm" svg:y1="26.125cm" svg:x2="12.5cm" svg:y2="27.439cm">
          <text:p/>
        </draw:line>
        <draw:path draw:style-name="gr2" draw:text-style-name="P2" draw:layer="layout" svg:width="3.75cm" svg:height="1.314cm" svg:x="12.5cm" svg:y="26.125cm" svg:viewBox="0 0 3751 1315" svg:d="M0 0v634h1802c0-15 3-28 11-41 8-14 17-23 31-31 13-8 26-11 42-11 15 0 28 3 41 11 14 8 23 17 31 31 8 13 11 26 11 41h1782v681">
          <text:p/>
        </draw:path>
        <draw:path draw:style-name="gr2" draw:text-style-name="P2" draw:layer="layout" svg:width="7.5cm" svg:height="1.314cm" svg:x="12.5cm" svg:y="26.125cm" svg:viewBox="0 0 7501 1315" svg:d="M0 0v634h1801c0-15 4-28 12-41 7-14 17-23 30-31 14-8 27-11 42-11s28 3 42 11c13 8 23 17 30 31 8 13 12 26 12 41h5532v681">
          <text:p/>
        </draw:path>
        <draw:polyline draw:style-name="gr2" draw:text-style-name="P2" draw:layer="layout" svg:width="3.75cm" svg:height="1.314cm" svg:x="8.75cm" svg:y="26.125cm" svg:viewBox="0 0 3751 1315" draw:points="3751,0 3751,634 0,634 0,1315">
          <text:p/>
        </draw:polyline>
        <draw:polyline draw:style-name="gr2" draw:text-style-name="P2" draw:layer="layout" svg:width="7.5cm" svg:height="1.314cm" svg:x="5cm" svg:y="26.125cm" svg:viewBox="0 0 7501 1315" draw:points="7501,0 7501,634 0,634 0,1315">
          <text:p/>
        </draw:polyline>
        <draw:g>
          <draw:polygon draw:style-name="gr3" draw:text-style-name="P3" draw:layer="layout" svg:width="2.5cm" svg:height="1.581cm" svg:x="7.875cm" svg:y="33.44cm" svg:viewBox="0 0 2501 1582" draw:points="0,1582 2501,1582 2501,0 0,0">
            <text:p/>
          </draw:polygon>
          <draw:polygon draw:style-name="gr4" draw:text-style-name="P2" draw:layer="layout" svg:width="2.5cm" svg:height="1.581cm" svg:x="7.875cm" svg:y="33.44cm" svg:viewBox="0 0 2501 1582" draw:points="0,1582 2501,1582 2501,0 0,0">
            <text:p/>
          </draw:polygon>
        </draw:g>
        <draw:g>
          <draw:g>
            <draw:polygon draw:style-name="gr3" draw:text-style-name="P3" draw:layer="layout" svg:width="2.5cm" svg:height="0.79cm" svg:x="7.875cm" svg:y="33.44cm" svg:viewBox="0 0 2501 791" draw:points="0,791 2501,791 2501,0 0,0">
              <text:p/>
            </draw:polygon>
            <draw:polygon draw:style-name="gr4" draw:text-style-name="P2" draw:layer="layout" svg:width="2.5cm" svg:height="0.79cm" svg:x="7.875cm" svg:y="33.44cm" svg:viewBox="0 0 2501 791" draw:points="0,791 2501,791 2501,0 0,0">
              <text:p/>
            </draw:polygon>
          </draw:g>
          <draw:frame draw:style-name="gr5" draw:text-style-name="P2" draw:layer="layout" svg:width="2.5cm" svg:height="0.79cm" svg:x="7.875cm" svg:y="33.44cm">
            <draw:text-box>
              <text:p text:style-name="P4"><text:span text:style-name="T1">ability 2</text:span></text:p>
            </draw:text-box>
          </draw:frame>
        </draw:g>
        <draw:g>
          <draw:polygon draw:style-name="gr6" draw:text-style-name="P5" draw:layer="layout" svg:width="2.5cm" svg:height="0.79cm" svg:x="7.875cm" svg:y="34.23cm" svg:viewBox="0 0 2501 791" draw:points="0,791 2501,791 2501,0 0,0">
            <text:p/>
          </draw:polygon>
          <draw:polygon draw:style-name="gr4" draw:text-style-name="P2" draw:layer="layout" svg:width="2.5cm" svg:height="0.79cm" svg:x="7.875cm" svg:y="34.23cm" svg:viewBox="0 0 2501 791" draw:points="0,791 2501,791 2501,0 0,0">
            <text:p/>
          </draw:polygon>
        </draw:g>
        <draw:g>
          <draw:polygon draw:style-name="gr3" draw:text-style-name="P3" draw:layer="layout" svg:width="2.5cm" svg:height="1.581cm" svg:x="7.875cm" svg:y="36.44cm" svg:viewBox="0 0 2501 1582" draw:points="0,1582 2501,1582 2501,0 0,0">
            <text:p/>
          </draw:polygon>
          <draw:polygon draw:style-name="gr4" draw:text-style-name="P2" draw:layer="layout" svg:width="2.5cm" svg:height="1.581cm" svg:x="7.875cm" svg:y="36.44cm" svg:viewBox="0 0 2501 1582" draw:points="0,1582 2501,1582 2501,0 0,0">
            <text:p/>
          </draw:polygon>
        </draw:g>
        <draw:g>
          <draw:g>
            <draw:polygon draw:style-name="gr3" draw:text-style-name="P3" draw:layer="layout" svg:width="2.5cm" svg:height="0.79cm" svg:x="7.875cm" svg:y="36.44cm" svg:viewBox="0 0 2501 791" draw:points="0,791 2501,791 2501,0 0,0">
              <text:p/>
            </draw:polygon>
            <draw:polygon draw:style-name="gr4" draw:text-style-name="P2" draw:layer="layout" svg:width="2.5cm" svg:height="0.79cm" svg:x="7.875cm" svg:y="36.44cm" svg:viewBox="0 0 2501 791" draw:points="0,791 2501,791 2501,0 0,0">
              <text:p/>
            </draw:polygon>
          </draw:g>
          <draw:frame draw:style-name="gr5" draw:text-style-name="P2" draw:layer="layout" svg:width="2.5cm" svg:height="0.79cm" svg:x="7.875cm" svg:y="36.44cm">
            <draw:text-box>
              <text:p text:style-name="P4"><text:span text:style-name="T1">ability 3</text:span></text:p>
            </draw:text-box>
          </draw:frame>
        </draw:g>
        <draw:g>
          <draw:polygon draw:style-name="gr6" draw:text-style-name="P5" draw:layer="layout" svg:width="2.5cm" svg:height="0.79cm" svg:x="7.875cm" svg:y="37.23cm" svg:viewBox="0 0 2501 791" draw:points="0,791 2501,791 2501,0 0,0">
            <text:p/>
          </draw:polygon>
          <draw:polygon draw:style-name="gr4" draw:text-style-name="P2" draw:layer="layout" svg:width="2.5cm" svg:height="0.79cm" svg:x="7.875cm" svg:y="37.23cm" svg:viewBox="0 0 2501 791" draw:points="0,791 2501,791 2501,0 0,0">
            <text:p/>
          </draw:polygon>
        </draw:g>
        <draw:g>
          <draw:polygon draw:style-name="gr3" draw:text-style-name="P3" draw:layer="layout" svg:width="2.5cm" svg:height="1.581cm" svg:x="7.875cm" svg:y="39.44cm" svg:viewBox="0 0 2501 1582" draw:points="0,1582 2501,1582 2501,0 0,0">
            <text:p/>
          </draw:polygon>
          <draw:polygon draw:style-name="gr4" draw:text-style-name="P2" draw:layer="layout" svg:width="2.5cm" svg:height="1.581cm" svg:x="7.875cm" svg:y="39.44cm" svg:viewBox="0 0 2501 1582" draw:points="0,1582 2501,1582 2501,0 0,0">
            <text:p/>
          </draw:polygon>
        </draw:g>
        <draw:g>
          <draw:g>
            <draw:polygon draw:style-name="gr3" draw:text-style-name="P3" draw:layer="layout" svg:width="2.5cm" svg:height="0.79cm" svg:x="7.875cm" svg:y="39.44cm" svg:viewBox="0 0 2501 791" draw:points="0,791 2501,791 2501,0 0,0">
              <text:p/>
            </draw:polygon>
            <draw:polygon draw:style-name="gr4" draw:text-style-name="P2" draw:layer="layout" svg:width="2.5cm" svg:height="0.79cm" svg:x="7.875cm" svg:y="39.44cm" svg:viewBox="0 0 2501 791" draw:points="0,791 2501,791 2501,0 0,0">
              <text:p/>
            </draw:polygon>
          </draw:g>
          <draw:frame draw:style-name="gr5" draw:text-style-name="P2" draw:layer="layout" svg:width="2.5cm" svg:height="0.79cm" svg:x="7.875cm" svg:y="39.44cm">
            <draw:text-box>
              <text:p text:style-name="P4"><text:span text:style-name="T1">ability 4</text:span></text:p>
            </draw:text-box>
          </draw:frame>
        </draw:g>
        <draw:g>
          <draw:polygon draw:style-name="gr6" draw:text-style-name="P5" draw:layer="layout" svg:width="2.5cm" svg:height="0.79cm" svg:x="7.875cm" svg:y="40.23cm" svg:viewBox="0 0 2501 791" draw:points="0,791 2501,791 2501,0 0,0">
            <text:p/>
          </draw:polygon>
          <draw:polygon draw:style-name="gr4" draw:text-style-name="P2" draw:layer="layout" svg:width="2.5cm" svg:height="0.79cm" svg:x="7.875cm" svg:y="40.23cm" svg:viewBox="0 0 2501 791" draw:points="0,791 2501,791 2501,0 0,0">
            <text:p/>
          </draw:polygon>
        </draw:g>
        <draw:polyline draw:style-name="gr2" draw:text-style-name="P2" draw:layer="layout" svg:width="1.01cm" svg:height="3cm" svg:x="6.865cm" svg:y="28.23cm" svg:viewBox="0 0 1011 3001" draw:points="636,0 0,0 0,3001 1011,3001">
          <text:p/>
        </draw:polyline>
        <draw:polyline draw:style-name="gr2" draw:text-style-name="P2" draw:layer="layout" svg:width="1.01cm" svg:height="6cm" svg:x="6.865cm" svg:y="28.23cm" svg:viewBox="0 0 1011 6001" draw:points="636,0 0,0 0,6001 1011,6001">
          <text:p/>
        </draw:polyline>
        <draw:polyline draw:style-name="gr2" draw:text-style-name="P2" draw:layer="layout" svg:width="1.01cm" svg:height="9cm" svg:x="6.865cm" svg:y="28.23cm" svg:viewBox="0 0 1011 9001" draw:points="636,0 0,0 0,9001 1011,9001">
          <text:p/>
        </draw:polyline>
        <draw:polyline draw:style-name="gr2" draw:text-style-name="P2" draw:layer="layout" svg:width="1.01cm" svg:height="12cm" svg:x="6.865cm" svg:y="28.23cm" svg:viewBox="0 0 1011 12001" draw:points="636,0 0,0 0,12001 1011,12001">
          <text:p/>
        </draw:polyline>
        <draw:g>
          <draw:polygon draw:style-name="gr3" draw:text-style-name="P3" draw:layer="layout" svg:width="2.5cm" svg:height="1.581cm" svg:x="19cm" svg:y="30.44cm" svg:viewBox="0 0 2501 1582" draw:points="0,1582 2501,1582 2501,0 0,0">
            <text:p/>
          </draw:polygon>
          <draw:polygon draw:style-name="gr4" draw:text-style-name="P2" draw:layer="layout" svg:width="2.5cm" svg:height="1.581cm" svg:x="19cm" svg:y="30.44cm" svg:viewBox="0 0 2501 1582" draw:points="0,1582 2501,1582 2501,0 0,0">
            <text:p/>
          </draw:polygon>
        </draw:g>
        <draw:g>
          <draw:g>
            <draw:polygon draw:style-name="gr3" draw:text-style-name="P3" draw:layer="layout" svg:width="2.5cm" svg:height="0.79cm" svg:x="19cm" svg:y="30.44cm" svg:viewBox="0 0 2501 791" draw:points="0,791 2501,791 2501,0 0,0">
              <text:p/>
            </draw:polygon>
            <draw:polygon draw:style-name="gr4" draw:text-style-name="P2" draw:layer="layout" svg:width="2.5cm" svg:height="0.79cm" svg:x="19cm" svg:y="30.44cm" svg:viewBox="0 0 2501 791" draw:points="0,791 2501,791 2501,0 0,0">
              <text:p/>
            </draw:polygon>
          </draw:g>
          <draw:frame draw:style-name="gr5" draw:text-style-name="P2" draw:layer="layout" svg:width="2.5cm" svg:height="0.79cm" svg:x="19cm" svg:y="30.44cm">
            <draw:text-box>
              <text:p text:style-name="P4"><text:span text:style-name="T1">ability 1</text:span></text:p>
            </draw:text-box>
          </draw:frame>
        </draw:g>
        <draw:g>
          <draw:polygon draw:style-name="gr6" draw:text-style-name="P5" draw:layer="layout" svg:width="2.5cm" svg:height="0.79cm" svg:x="19cm" svg:y="31.23cm" svg:viewBox="0 0 2501 791" draw:points="0,791 2501,791 2501,0 0,0">
            <text:p/>
          </draw:polygon>
          <draw:polygon draw:style-name="gr4" draw:text-style-name="P2" draw:layer="layout" svg:width="2.5cm" svg:height="0.79cm" svg:x="19cm" svg:y="31.23cm" svg:viewBox="0 0 2501 791" draw:points="0,791 2501,791 2501,0 0,0">
            <text:p/>
          </draw:polygon>
        </draw:g>
        <draw:g>
          <draw:polygon draw:style-name="gr3" draw:text-style-name="P3" draw:layer="layout" svg:width="2.5cm" svg:height="1.581cm" svg:x="19cm" svg:y="33.44cm" svg:viewBox="0 0 2501 1582" draw:points="0,1582 2501,1582 2501,0 0,0">
            <text:p/>
          </draw:polygon>
          <draw:polygon draw:style-name="gr4" draw:text-style-name="P2" draw:layer="layout" svg:width="2.5cm" svg:height="1.581cm" svg:x="19cm" svg:y="33.44cm" svg:viewBox="0 0 2501 1582" draw:points="0,1582 2501,1582 2501,0 0,0">
            <text:p/>
          </draw:polygon>
        </draw:g>
        <draw:g>
          <draw:g>
            <draw:polygon draw:style-name="gr3" draw:text-style-name="P3" draw:layer="layout" svg:width="2.5cm" svg:height="0.79cm" svg:x="19cm" svg:y="33.44cm" svg:viewBox="0 0 2501 791" draw:points="0,791 2501,791 2501,0 0,0">
              <text:p/>
            </draw:polygon>
            <draw:polygon draw:style-name="gr4" draw:text-style-name="P2" draw:layer="layout" svg:width="2.5cm" svg:height="0.79cm" svg:x="19cm" svg:y="33.44cm" svg:viewBox="0 0 2501 791" draw:points="0,791 2501,791 2501,0 0,0">
              <text:p/>
            </draw:polygon>
          </draw:g>
          <draw:frame draw:style-name="gr5" draw:text-style-name="P2" draw:layer="layout" svg:width="2.5cm" svg:height="0.79cm" svg:x="19cm" svg:y="33.44cm">
            <draw:text-box>
              <text:p text:style-name="P4"><text:span text:style-name="T1">ability 2</text:span></text:p>
            </draw:text-box>
          </draw:frame>
        </draw:g>
        <draw:g>
          <draw:polygon draw:style-name="gr6" draw:text-style-name="P5" draw:layer="layout" svg:width="2.5cm" svg:height="0.79cm" svg:x="19cm" svg:y="34.23cm" svg:viewBox="0 0 2501 791" draw:points="0,791 2501,791 2501,0 0,0">
            <text:p/>
          </draw:polygon>
          <draw:polygon draw:style-name="gr4" draw:text-style-name="P2" draw:layer="layout" svg:width="2.5cm" svg:height="0.79cm" svg:x="19cm" svg:y="34.23cm" svg:viewBox="0 0 2501 791" draw:points="0,791 2501,791 2501,0 0,0">
            <text:p/>
          </draw:polygon>
        </draw:g>
        <draw:g>
          <draw:polygon draw:style-name="gr3" draw:text-style-name="P3" draw:layer="layout" svg:width="2.5cm" svg:height="1.581cm" svg:x="19cm" svg:y="36.44cm" svg:viewBox="0 0 2501 1582" draw:points="0,1582 2501,1582 2501,0 0,0">
            <text:p/>
          </draw:polygon>
          <draw:polygon draw:style-name="gr4" draw:text-style-name="P2" draw:layer="layout" svg:width="2.5cm" svg:height="1.581cm" svg:x="19cm" svg:y="36.44cm" svg:viewBox="0 0 2501 1582" draw:points="0,1582 2501,1582 2501,0 0,0">
            <text:p/>
          </draw:polygon>
        </draw:g>
        <draw:g>
          <draw:g>
            <draw:polygon draw:style-name="gr3" draw:text-style-name="P3" draw:layer="layout" svg:width="2.5cm" svg:height="0.79cm" svg:x="19cm" svg:y="36.44cm" svg:viewBox="0 0 2501 791" draw:points="0,791 2501,791 2501,0 0,0">
              <text:p/>
            </draw:polygon>
            <draw:polygon draw:style-name="gr4" draw:text-style-name="P2" draw:layer="layout" svg:width="2.5cm" svg:height="0.79cm" svg:x="19cm" svg:y="36.44cm" svg:viewBox="0 0 2501 791" draw:points="0,791 2501,791 2501,0 0,0">
              <text:p/>
            </draw:polygon>
          </draw:g>
          <draw:frame draw:style-name="gr5" draw:text-style-name="P2" draw:layer="layout" svg:width="2.5cm" svg:height="0.79cm" svg:x="19cm" svg:y="36.44cm">
            <draw:text-box>
              <text:p text:style-name="P4"><text:span text:style-name="T1">ability 3</text:span></text:p>
            </draw:text-box>
          </draw:frame>
        </draw:g>
        <draw:g>
          <draw:polygon draw:style-name="gr6" draw:text-style-name="P5" draw:layer="layout" svg:width="2.5cm" svg:height="0.79cm" svg:x="19cm" svg:y="37.23cm" svg:viewBox="0 0 2501 791" draw:points="0,791 2501,791 2501,0 0,0">
            <text:p/>
          </draw:polygon>
          <draw:polygon draw:style-name="gr4" draw:text-style-name="P2" draw:layer="layout" svg:width="2.5cm" svg:height="0.79cm" svg:x="19cm" svg:y="37.23cm" svg:viewBox="0 0 2501 791" draw:points="0,791 2501,791 2501,0 0,0">
            <text:p/>
          </draw:polygon>
        </draw:g>
        <draw:polyline draw:style-name="gr2" draw:text-style-name="P2" draw:layer="layout" svg:width="0.813cm" svg:height="3cm" svg:x="18.187cm" svg:y="28.23cm" svg:viewBox="0 0 814 3001" draw:points="563,0 0,0 0,3001 814,3001">
          <text:p/>
        </draw:polyline>
        <draw:polyline draw:style-name="gr2" draw:text-style-name="P2" draw:layer="layout" svg:width="0.813cm" svg:height="6cm" svg:x="18.187cm" svg:y="28.23cm" svg:viewBox="0 0 814 6001" draw:points="563,0 0,0 0,6001 814,6001">
          <text:p/>
        </draw:polyline>
        <draw:polyline draw:style-name="gr2" draw:text-style-name="P2" draw:layer="layout" svg:width="0.813cm" svg:height="9cm" svg:x="18.187cm" svg:y="28.23cm" svg:viewBox="0 0 814 9001" draw:points="563,0 0,0 0,9001 814,9001">
          <text:p/>
        </draw:polyline>
        <draw:g>
          <draw:polygon draw:style-name="gr3" draw:text-style-name="P3" draw:layer="layout" svg:width="2.5cm" svg:height="1.581cm" svg:x="19cm" svg:y="39.44cm" svg:viewBox="0 0 2501 1582" draw:points="0,1582 2501,1582 2501,0 0,0">
            <text:p/>
          </draw:polygon>
          <draw:polygon draw:style-name="gr4" draw:text-style-name="P2" draw:layer="layout" svg:width="2.5cm" svg:height="1.581cm" svg:x="19cm" svg:y="39.44cm" svg:viewBox="0 0 2501 1582" draw:points="0,1582 2501,1582 2501,0 0,0">
            <text:p/>
          </draw:polygon>
        </draw:g>
        <draw:g>
          <draw:g>
            <draw:polygon draw:style-name="gr3" draw:text-style-name="P3" draw:layer="layout" svg:width="2.5cm" svg:height="0.79cm" svg:x="19cm" svg:y="39.44cm" svg:viewBox="0 0 2501 791" draw:points="0,791 2501,791 2501,0 0,0">
              <text:p/>
            </draw:polygon>
            <draw:polygon draw:style-name="gr4" draw:text-style-name="P2" draw:layer="layout" svg:width="2.5cm" svg:height="0.79cm" svg:x="19cm" svg:y="39.44cm" svg:viewBox="0 0 2501 791" draw:points="0,791 2501,791 2501,0 0,0">
              <text:p/>
            </draw:polygon>
          </draw:g>
          <draw:frame draw:style-name="gr5" draw:text-style-name="P2" draw:layer="layout" svg:width="2.5cm" svg:height="0.79cm" svg:x="19cm" svg:y="39.44cm">
            <draw:text-box>
              <text:p text:style-name="P4"><text:span text:style-name="T1">ability 4</text:span></text:p>
            </draw:text-box>
          </draw:frame>
        </draw:g>
        <draw:g>
          <draw:polygon draw:style-name="gr6" draw:text-style-name="P5" draw:layer="layout" svg:width="2.5cm" svg:height="0.79cm" svg:x="19cm" svg:y="40.23cm" svg:viewBox="0 0 2501 791" draw:points="0,791 2501,791 2501,0 0,0">
            <text:p/>
          </draw:polygon>
          <draw:polygon draw:style-name="gr4" draw:text-style-name="P2" draw:layer="layout" svg:width="2.5cm" svg:height="0.79cm" svg:x="19cm" svg:y="40.23cm" svg:viewBox="0 0 2501 791" draw:points="0,791 2501,791 2501,0 0,0">
            <text:p/>
          </draw:polygon>
        </draw:g>
        <draw:polyline draw:style-name="gr2" draw:text-style-name="P2" draw:layer="layout" svg:width="0.813cm" svg:height="12cm" svg:x="18.187cm" svg:y="28.23cm" svg:viewBox="0 0 814 12001" draw:points="563,0 0,0 0,12001 814,12001">
          <text:p/>
        </draw:polyline>
        <draw:g>
          <draw:polygon draw:style-name="gr3" draw:text-style-name="P3" draw:layer="layout" svg:width="2.5cm" svg:height="1.581cm" svg:x="19cm" svg:y="42.44cm" svg:viewBox="0 0 2501 1582" draw:points="0,1582 2501,1582 2501,0 0,0">
            <text:p/>
          </draw:polygon>
          <draw:polygon draw:style-name="gr4" draw:text-style-name="P2" draw:layer="layout" svg:width="2.5cm" svg:height="1.581cm" svg:x="19cm" svg:y="42.44cm" svg:viewBox="0 0 2501 1582" draw:points="0,1582 2501,1582 2501,0 0,0">
            <text:p/>
          </draw:polygon>
        </draw:g>
        <draw:g>
          <draw:g>
            <draw:polygon draw:style-name="gr3" draw:text-style-name="P3" draw:layer="layout" svg:width="2.5cm" svg:height="0.79cm" svg:x="19cm" svg:y="42.44cm" svg:viewBox="0 0 2501 791" draw:points="0,791 2501,791 2501,0 0,0">
              <text:p/>
            </draw:polygon>
            <draw:polygon draw:style-name="gr4" draw:text-style-name="P2" draw:layer="layout" svg:width="2.5cm" svg:height="0.79cm" svg:x="19cm" svg:y="42.44cm" svg:viewBox="0 0 2501 791" draw:points="0,791 2501,791 2501,0 0,0">
              <text:p/>
            </draw:polygon>
          </draw:g>
          <draw:frame draw:style-name="gr5" draw:text-style-name="P2" draw:layer="layout" svg:width="2.5cm" svg:height="0.79cm" svg:x="19cm" svg:y="42.44cm">
            <draw:text-box>
              <text:p text:style-name="P4"><text:span text:style-name="T1">attack</text:span></text:p>
            </draw:text-box>
          </draw:frame>
        </draw:g>
        <draw:g>
          <draw:polygon draw:style-name="gr6" draw:text-style-name="P5" draw:layer="layout" svg:width="2.5cm" svg:height="0.79cm" svg:x="19cm" svg:y="43.23cm" svg:viewBox="0 0 2501 791" draw:points="0,791 2501,791 2501,0 0,0">
            <text:p/>
          </draw:polygon>
          <draw:polygon draw:style-name="gr4" draw:text-style-name="P2" draw:layer="layout" svg:width="2.5cm" svg:height="0.79cm" svg:x="19cm" svg:y="43.23cm" svg:viewBox="0 0 2501 791" draw:points="0,791 2501,791 2501,0 0,0">
            <text:p/>
          </draw:polygon>
        </draw:g>
        <draw:g>
          <draw:polygon draw:style-name="gr3" draw:text-style-name="P3" draw:layer="layout" svg:width="2.5cm" svg:height="1.581cm" svg:x="19cm" svg:y="45.44cm" svg:viewBox="0 0 2501 1582" draw:points="0,1582 2501,1582 2501,0 0,0">
            <text:p/>
          </draw:polygon>
          <draw:polygon draw:style-name="gr4" draw:text-style-name="P2" draw:layer="layout" svg:width="2.5cm" svg:height="1.581cm" svg:x="19cm" svg:y="45.44cm" svg:viewBox="0 0 2501 1582" draw:points="0,1582 2501,1582 2501,0 0,0">
            <text:p/>
          </draw:polygon>
        </draw:g>
        <draw:g>
          <draw:g>
            <draw:polygon draw:style-name="gr3" draw:text-style-name="P3" draw:layer="layout" svg:width="2.5cm" svg:height="0.79cm" svg:x="19cm" svg:y="45.44cm" svg:viewBox="0 0 2501 791" draw:points="0,791 2501,791 2501,0 0,0">
              <text:p/>
            </draw:polygon>
            <draw:polygon draw:style-name="gr4" draw:text-style-name="P2" draw:layer="layout" svg:width="2.5cm" svg:height="0.79cm" svg:x="19cm" svg:y="45.44cm" svg:viewBox="0 0 2501 791" draw:points="0,791 2501,791 2501,0 0,0">
              <text:p/>
            </draw:polygon>
          </draw:g>
          <draw:frame draw:style-name="gr5" draw:text-style-name="P2" draw:layer="layout" svg:width="2.5cm" svg:height="0.79cm" svg:x="19cm" svg:y="45.44cm">
            <draw:text-box>
              <text:p text:style-name="P4"><text:span text:style-name="T1">nothing</text:span></text:p>
            </draw:text-box>
          </draw:frame>
        </draw:g>
        <draw:g>
          <draw:polygon draw:style-name="gr6" draw:text-style-name="P5" draw:layer="layout" svg:width="2.5cm" svg:height="0.79cm" svg:x="19cm" svg:y="46.23cm" svg:viewBox="0 0 2501 791" draw:points="0,791 2501,791 2501,0 0,0">
            <text:p/>
          </draw:polygon>
          <draw:polygon draw:style-name="gr4" draw:text-style-name="P2" draw:layer="layout" svg:width="2.5cm" svg:height="0.79cm" svg:x="19cm" svg:y="46.23cm" svg:viewBox="0 0 2501 791" draw:points="0,791 2501,791 2501,0 0,0">
            <text:p/>
          </draw:polygon>
        </draw:g>
        <draw:g>
          <draw:polygon draw:style-name="gr3" draw:text-style-name="P3" draw:layer="layout" svg:width="2.5cm" svg:height="1.581cm" svg:x="19cm" svg:y="48.44cm" svg:viewBox="0 0 2501 1582" draw:points="0,1582 2501,1582 2501,0 0,0">
            <text:p/>
          </draw:polygon>
          <draw:polygon draw:style-name="gr4" draw:text-style-name="P2" draw:layer="layout" svg:width="2.5cm" svg:height="1.581cm" svg:x="19cm" svg:y="48.44cm" svg:viewBox="0 0 2501 1582" draw:points="0,1582 2501,1582 2501,0 0,0">
            <text:p/>
          </draw:polygon>
        </draw:g>
        <draw:g>
          <draw:g>
            <draw:polygon draw:style-name="gr3" draw:text-style-name="P3" draw:layer="layout" svg:width="2.5cm" svg:height="0.79cm" svg:x="19cm" svg:y="48.44cm" svg:viewBox="0 0 2501 791" draw:points="0,791 2501,791 2501,0 0,0">
              <text:p/>
            </draw:polygon>
            <draw:polygon draw:style-name="gr4" draw:text-style-name="P2" draw:layer="layout" svg:width="2.5cm" svg:height="0.79cm" svg:x="19cm" svg:y="48.44cm" svg:viewBox="0 0 2501 791" draw:points="0,791 2501,791 2501,0 0,0">
              <text:p/>
            </draw:polygon>
          </draw:g>
          <draw:frame draw:style-name="gr5" draw:text-style-name="P2" draw:layer="layout" svg:width="2.5cm" svg:height="1.374cm" svg:x="19cm" svg:y="48.148cm">
            <draw:text-box>
              <text:p text:style-name="P4"><text:span text:style-name="T1">surrender</text:span></text:p>
            </draw:text-box>
          </draw:frame>
        </draw:g>
        <draw:g>
          <draw:polygon draw:style-name="gr6" draw:text-style-name="P5" draw:layer="layout" svg:width="2.5cm" svg:height="0.79cm" svg:x="19cm" svg:y="49.23cm" svg:viewBox="0 0 2501 791" draw:points="0,791 2501,791 2501,0 0,0">
            <text:p/>
          </draw:polygon>
          <draw:polygon draw:style-name="gr4" draw:text-style-name="P2" draw:layer="layout" svg:width="2.5cm" svg:height="0.79cm" svg:x="19cm" svg:y="49.23cm" svg:viewBox="0 0 2501 791" draw:points="0,791 2501,791 2501,0 0,0">
            <text:p/>
          </draw:polygon>
        </draw:g>
        <draw:g>
          <draw:polygon draw:style-name="gr3" draw:text-style-name="P3" draw:layer="layout" svg:width="2.5cm" svg:height="1.581cm" svg:x="19cm" svg:y="51.44cm" svg:viewBox="0 0 2501 1582" draw:points="0,1582 2501,1582 2501,0 0,0">
            <text:p/>
          </draw:polygon>
          <draw:polygon draw:style-name="gr4" draw:text-style-name="P2" draw:layer="layout" svg:width="2.5cm" svg:height="1.581cm" svg:x="19cm" svg:y="51.44cm" svg:viewBox="0 0 2501 1582" draw:points="0,1582 2501,1582 2501,0 0,0">
            <text:p/>
          </draw:polygon>
        </draw:g>
        <draw:g>
          <draw:g>
            <draw:polygon draw:style-name="gr3" draw:text-style-name="P3" draw:layer="layout" svg:width="2.5cm" svg:height="0.79cm" svg:x="19cm" svg:y="51.44cm" svg:viewBox="0 0 2501 791" draw:points="0,791 2501,791 2501,0 0,0">
              <text:p/>
            </draw:polygon>
            <draw:polygon draw:style-name="gr4" draw:text-style-name="P2" draw:layer="layout" svg:width="2.5cm" svg:height="0.79cm" svg:x="19cm" svg:y="51.44cm" svg:viewBox="0 0 2501 791" draw:points="0,791 2501,791 2501,0 0,0">
              <text:p/>
            </draw:polygon>
          </draw:g>
          <draw:frame draw:style-name="gr5" draw:text-style-name="P2" draw:layer="layout" svg:width="2.5cm" svg:height="0.79cm" svg:x="19cm" svg:y="51.44cm">
            <draw:text-box>
              <text:p text:style-name="P4"><text:span text:style-name="T1">player</text:span></text:p>
            </draw:text-box>
          </draw:frame>
        </draw:g>
        <draw:g>
          <draw:polygon draw:style-name="gr6" draw:text-style-name="P5" draw:layer="layout" svg:width="2.5cm" svg:height="0.79cm" svg:x="19cm" svg:y="52.23cm" svg:viewBox="0 0 2501 791" draw:points="0,791 2501,791 2501,0 0,0">
            <text:p/>
          </draw:polygon>
          <draw:polygon draw:style-name="gr4" draw:text-style-name="P2" draw:layer="layout" svg:width="2.5cm" svg:height="0.79cm" svg:x="19cm" svg:y="52.23cm" svg:viewBox="0 0 2501 791" draw:points="0,791 2501,791 2501,0 0,0">
            <text:p/>
          </draw:polygon>
        </draw:g>
        <draw:g>
          <draw:polygon draw:style-name="gr3" draw:text-style-name="P3" draw:layer="layout" svg:width="2.5cm" svg:height="1.581cm" svg:x="19cm" svg:y="54.44cm" svg:viewBox="0 0 2501 1582" draw:points="0,1582 2501,1582 2501,0 0,0">
            <text:p/>
          </draw:polygon>
          <draw:polygon draw:style-name="gr4" draw:text-style-name="P2" draw:layer="layout" svg:width="2.5cm" svg:height="1.581cm" svg:x="19cm" svg:y="54.44cm" svg:viewBox="0 0 2501 1582" draw:points="0,1582 2501,1582 2501,0 0,0">
            <text:p/>
          </draw:polygon>
        </draw:g>
        <draw:g>
          <draw:g>
            <draw:polygon draw:style-name="gr3" draw:text-style-name="P3" draw:layer="layout" svg:width="2.5cm" svg:height="0.79cm" svg:x="19cm" svg:y="54.44cm" svg:viewBox="0 0 2501 791" draw:points="0,791 2501,791 2501,0 0,0">
              <text:p/>
            </draw:polygon>
            <draw:polygon draw:style-name="gr4" draw:text-style-name="P2" draw:layer="layout" svg:width="2.5cm" svg:height="0.79cm" svg:x="19cm" svg:y="54.44cm" svg:viewBox="0 0 2501 791" draw:points="0,791 2501,791 2501,0 0,0">
              <text:p/>
            </draw:polygon>
          </draw:g>
          <draw:frame draw:style-name="gr5" draw:text-style-name="P2" draw:layer="layout" svg:width="2.5cm" svg:height="0.79cm" svg:x="19cm" svg:y="54.44cm">
            <draw:text-box>
              <text:p text:style-name="P4"><text:span text:style-name="T1">enemy</text:span></text:p>
            </draw:text-box>
          </draw:frame>
        </draw:g>
        <draw:g>
          <draw:polygon draw:style-name="gr6" draw:text-style-name="P5" draw:layer="layout" svg:width="2.5cm" svg:height="0.79cm" svg:x="19cm" svg:y="55.23cm" svg:viewBox="0 0 2501 791" draw:points="0,791 2501,791 2501,0 0,0">
            <text:p/>
          </draw:polygon>
          <draw:polygon draw:style-name="gr4" draw:text-style-name="P2" draw:layer="layout" svg:width="2.5cm" svg:height="0.79cm" svg:x="19cm" svg:y="55.23cm" svg:viewBox="0 0 2501 791" draw:points="0,791 2501,791 2501,0 0,0">
            <text:p/>
          </draw:polygon>
        </draw:g>
        <draw:polyline draw:style-name="gr2" draw:text-style-name="P2" draw:layer="layout" svg:width="0.813cm" svg:height="15cm" svg:x="18.187cm" svg:y="28.23cm" svg:viewBox="0 0 814 15001" draw:points="563,0 0,0 0,15001 814,15001">
          <text:p/>
        </draw:polyline>
        <draw:polyline draw:style-name="gr2" draw:text-style-name="P2" draw:layer="layout" svg:width="0.813cm" svg:height="18cm" svg:x="18.187cm" svg:y="28.23cm" svg:viewBox="0 0 814 18001" draw:points="563,0 0,0 0,18001 814,18001">
          <text:p/>
        </draw:polyline>
        <draw:polyline draw:style-name="gr2" draw:text-style-name="P2" draw:layer="layout" svg:width="0.813cm" svg:height="21cm" svg:x="18.187cm" svg:y="28.23cm" svg:viewBox="0 0 814 21001" draw:points="563,0 0,0 0,21001 814,21001">
          <text:p/>
        </draw:polyline>
        <draw:polyline draw:style-name="gr2" draw:text-style-name="P2" draw:layer="layout" svg:width="0.813cm" svg:height="24cm" svg:x="18.187cm" svg:y="28.23cm" svg:viewBox="0 0 814 24001" draw:points="563,0 0,0 0,24001 814,24001">
          <text:p/>
        </draw:polyline>
        <draw:polyline draw:style-name="gr2" draw:text-style-name="P2" draw:layer="layout" svg:width="0.813cm" svg:height="27cm" svg:x="18.187cm" svg:y="28.23cm" svg:viewBox="0 0 814 27001" draw:points="563,0 0,0 0,27001 814,27001">
          <text:p/>
        </draw:polyline>
        <draw:g>
          <draw:polygon draw:style-name="gr3" draw:text-style-name="P3" draw:layer="layout" svg:width="2.5cm" svg:height="1.581cm" svg:x="22.5cm" svg:y="27.44cm" svg:viewBox="0 0 2501 1582" draw:points="0,1582 2501,1582 2501,0 0,0">
            <text:p/>
          </draw:polygon>
          <draw:polygon draw:style-name="gr4" draw:text-style-name="P2" draw:layer="layout" svg:width="2.5cm" svg:height="1.581cm" svg:x="22.5cm" svg:y="27.44cm" svg:viewBox="0 0 2501 1582" draw:points="0,1582 2501,1582 2501,0 0,0">
            <text:p/>
          </draw:polygon>
        </draw:g>
        <draw:g>
          <draw:g>
            <draw:polygon draw:style-name="gr3" draw:text-style-name="P3" draw:layer="layout" svg:width="2.5cm" svg:height="0.79cm" svg:x="22.5cm" svg:y="27.44cm" svg:viewBox="0 0 2501 791" draw:points="0,791 2501,791 2501,0 0,0">
              <text:p/>
            </draw:polygon>
            <draw:polygon draw:style-name="gr4" draw:text-style-name="P2" draw:layer="layout" svg:width="2.5cm" svg:height="0.79cm" svg:x="22.5cm" svg:y="27.44cm" svg:viewBox="0 0 2501 791" draw:points="0,791 2501,791 2501,0 0,0">
              <text:p/>
            </draw:polygon>
          </draw:g>
          <draw:frame draw:style-name="gr5" draw:text-style-name="P2" draw:layer="layout" svg:width="2.5cm" svg:height="0.79cm" svg:x="22.5cm" svg:y="27.44cm">
            <draw:text-box>
              <text:p text:style-name="P4"><text:span text:style-name="T1">stats</text:span></text:p>
            </draw:text-box>
          </draw:frame>
        </draw:g>
        <draw:g>
          <draw:polygon draw:style-name="gr6" draw:text-style-name="P5" draw:layer="layout" svg:width="2.5cm" svg:height="0.79cm" svg:x="22.5cm" svg:y="28.23cm" svg:viewBox="0 0 2501 791" draw:points="0,791 2501,791 2501,0 0,0">
            <text:p/>
          </draw:polygon>
          <draw:polygon draw:style-name="gr4" draw:text-style-name="P2" draw:layer="layout" svg:width="2.5cm" svg:height="0.79cm" svg:x="22.5cm" svg:y="28.23cm" svg:viewBox="0 0 2501 791" draw:points="0,791 2501,791 2501,0 0,0">
            <text:p/>
          </draw:polygon>
        </draw:g>
        <draw:path draw:style-name="gr2" draw:text-style-name="P2" draw:layer="layout" svg:width="11.25cm" svg:height="1.314cm" svg:x="12.5cm" svg:y="26.125cm" svg:viewBox="0 0 11251 1315" svg:d="M0 0v635h1801c0-15 4-28 12-41 7-14 17-23 30-31s26-11 42-11c15 0 28 3 42 11 13 8 22 17 30 31 8 13 11 26 11 41h7585c0-15 3-28 11-41 8-14 17-23 30-31 14-8 27-11 42-11 16 0 29 3 42 11s23 17 31 31c7 13 11 26 11 41h1531v680">
          <text:p/>
        </draw:path>
        <draw:g>
          <draw:polygon draw:style-name="gr3" draw:text-style-name="P3" draw:layer="layout" svg:width="2.5cm" svg:height="1.581cm" svg:x="20cm" svg:y="57.44cm" svg:viewBox="0 0 2501 1582" draw:points="0,1582 2501,1582 2501,0 0,0">
            <text:p/>
          </draw:polygon>
          <draw:polygon draw:style-name="gr4" draw:text-style-name="P2" draw:layer="layout" svg:width="2.5cm" svg:height="1.581cm" svg:x="20cm" svg:y="57.44cm" svg:viewBox="0 0 2501 1582" draw:points="0,1582 2501,1582 2501,0 0,0">
            <text:p/>
          </draw:polygon>
        </draw:g>
        <draw:g>
          <draw:g>
            <draw:polygon draw:style-name="gr3" draw:text-style-name="P3" draw:layer="layout" svg:width="2.5cm" svg:height="0.79cm" svg:x="20cm" svg:y="57.44cm" svg:viewBox="0 0 2501 791" draw:points="0,791 2501,791 2501,0 0,0">
              <text:p/>
            </draw:polygon>
            <draw:polygon draw:style-name="gr4" draw:text-style-name="P2" draw:layer="layout" svg:width="2.5cm" svg:height="0.79cm" svg:x="20cm" svg:y="57.44cm" svg:viewBox="0 0 2501 791" draw:points="0,791 2501,791 2501,0 0,0">
              <text:p/>
            </draw:polygon>
          </draw:g>
          <draw:frame draw:style-name="gr5" draw:text-style-name="P2" draw:layer="layout" svg:width="2.5cm" svg:height="0.79cm" svg:x="20cm" svg:y="57.44cm">
            <draw:text-box>
              <text:p text:style-name="P4"><text:span text:style-name="T1">general</text:span></text:p>
            </draw:text-box>
          </draw:frame>
        </draw:g>
        <draw:g>
          <draw:polygon draw:style-name="gr6" draw:text-style-name="P5" draw:layer="layout" svg:width="2.5cm" svg:height="0.79cm" svg:x="20cm" svg:y="58.23cm" svg:viewBox="0 0 2501 791" draw:points="0,791 2501,791 2501,0 0,0">
            <text:p/>
          </draw:polygon>
          <draw:polygon draw:style-name="gr4" draw:text-style-name="P2" draw:layer="layout" svg:width="2.5cm" svg:height="0.79cm" svg:x="20cm" svg:y="58.23cm" svg:viewBox="0 0 2501 791" draw:points="0,791 2501,791 2501,0 0,0">
            <text:p/>
          </draw:polygon>
        </draw:g>
        <draw:g>
          <draw:polygon draw:style-name="gr3" draw:text-style-name="P3" draw:layer="layout" svg:width="2.5cm" svg:height="1.581cm" svg:x="20cm" svg:y="60.44cm" svg:viewBox="0 0 2501 1582" draw:points="0,1582 2501,1582 2501,0 0,0">
            <text:p/>
          </draw:polygon>
          <draw:polygon draw:style-name="gr4" draw:text-style-name="P2" draw:layer="layout" svg:width="2.5cm" svg:height="1.581cm" svg:x="20cm" svg:y="60.44cm" svg:viewBox="0 0 2501 1582" draw:points="0,1582 2501,1582 2501,0 0,0">
            <text:p/>
          </draw:polygon>
        </draw:g>
        <draw:g>
          <draw:g>
            <draw:polygon draw:style-name="gr3" draw:text-style-name="P3" draw:layer="layout" svg:width="2.5cm" svg:height="0.79cm" svg:x="20cm" svg:y="60.44cm" svg:viewBox="0 0 2501 791" draw:points="0,791 2501,791 2501,0 0,0">
              <text:p/>
            </draw:polygon>
            <draw:polygon draw:style-name="gr4" draw:text-style-name="P2" draw:layer="layout" svg:width="2.5cm" svg:height="0.79cm" svg:x="20cm" svg:y="60.44cm" svg:viewBox="0 0 2501 791" draw:points="0,791 2501,791 2501,0 0,0">
              <text:p/>
            </draw:polygon>
          </draw:g>
          <draw:frame draw:style-name="gr5" draw:text-style-name="P2" draw:layer="layout" svg:width="2.5cm" svg:height="0.79cm" svg:x="20cm" svg:y="60.44cm">
            <draw:text-box>
              <text:p text:style-name="P4"><text:span text:style-name="T1">pattern</text:span></text:p>
            </draw:text-box>
          </draw:frame>
        </draw:g>
        <draw:g>
          <draw:polygon draw:style-name="gr6" draw:text-style-name="P5" draw:layer="layout" svg:width="2.5cm" svg:height="0.79cm" svg:x="20cm" svg:y="61.23cm" svg:viewBox="0 0 2501 791" draw:points="0,791 2501,791 2501,0 0,0">
            <text:p/>
          </draw:polygon>
          <draw:polygon draw:style-name="gr4" draw:text-style-name="P2" draw:layer="layout" svg:width="2.5cm" svg:height="0.79cm" svg:x="20cm" svg:y="61.23cm" svg:viewBox="0 0 2501 791" draw:points="0,791 2501,791 2501,0 0,0">
            <text:p/>
          </draw:polygon>
        </draw:g>
        <draw:g>
          <draw:polygon draw:style-name="gr3" draw:text-style-name="P3" draw:layer="layout" svg:width="2.5cm" svg:height="1.581cm" svg:x="20cm" svg:y="63.44cm" svg:viewBox="0 0 2501 1582" draw:points="0,1582 2501,1582 2501,0 0,0">
            <text:p/>
          </draw:polygon>
          <draw:polygon draw:style-name="gr4" draw:text-style-name="P2" draw:layer="layout" svg:width="2.5cm" svg:height="1.581cm" svg:x="20cm" svg:y="63.44cm" svg:viewBox="0 0 2501 1582" draw:points="0,1582 2501,1582 2501,0 0,0">
            <text:p/>
          </draw:polygon>
        </draw:g>
        <draw:g>
          <draw:g>
            <draw:polygon draw:style-name="gr3" draw:text-style-name="P3" draw:layer="layout" svg:width="2.5cm" svg:height="0.79cm" svg:x="20cm" svg:y="63.44cm" svg:viewBox="0 0 2501 791" draw:points="0,791 2501,791 2501,0 0,0">
              <text:p/>
            </draw:polygon>
            <draw:polygon draw:style-name="gr4" draw:text-style-name="P2" draw:layer="layout" svg:width="2.5cm" svg:height="0.79cm" svg:x="20cm" svg:y="63.44cm" svg:viewBox="0 0 2501 791" draw:points="0,791 2501,791 2501,0 0,0">
              <text:p/>
            </draw:polygon>
          </draw:g>
          <draw:frame draw:style-name="gr5" draw:text-style-name="P2" draw:layer="layout" svg:width="2.5cm" svg:height="0.79cm" svg:x="20cm" svg:y="63.44cm">
            <draw:text-box>
              <text:p text:style-name="P4"><text:span text:style-name="T1">attack</text:span></text:p>
            </draw:text-box>
          </draw:frame>
        </draw:g>
        <draw:g>
          <draw:polygon draw:style-name="gr6" draw:text-style-name="P5" draw:layer="layout" svg:width="2.5cm" svg:height="0.79cm" svg:x="20cm" svg:y="64.23cm" svg:viewBox="0 0 2501 791" draw:points="0,791 2501,791 2501,0 0,0">
            <text:p/>
          </draw:polygon>
          <draw:polygon draw:style-name="gr4" draw:text-style-name="P2" draw:layer="layout" svg:width="2.5cm" svg:height="0.79cm" svg:x="20cm" svg:y="64.23cm" svg:viewBox="0 0 2501 791" draw:points="0,791 2501,791 2501,0 0,0">
            <text:p/>
          </draw:polygon>
        </draw:g>
        <draw:g>
          <draw:polygon draw:style-name="gr3" draw:text-style-name="P3" draw:layer="layout" svg:width="2.5cm" svg:height="1.581cm" svg:x="20cm" svg:y="66.44cm" svg:viewBox="0 0 2501 1582" draw:points="0,1582 2501,1582 2501,0 0,0">
            <text:p/>
          </draw:polygon>
          <draw:polygon draw:style-name="gr4" draw:text-style-name="P2" draw:layer="layout" svg:width="2.5cm" svg:height="1.581cm" svg:x="20cm" svg:y="66.44cm" svg:viewBox="0 0 2501 1582" draw:points="0,1582 2501,1582 2501,0 0,0">
            <text:p/>
          </draw:polygon>
        </draw:g>
        <draw:g>
          <draw:g>
            <draw:polygon draw:style-name="gr3" draw:text-style-name="P3" draw:layer="layout" svg:width="2.5cm" svg:height="0.79cm" svg:x="20cm" svg:y="66.44cm" svg:viewBox="0 0 2501 791" draw:points="0,791 2501,791 2501,0 0,0">
              <text:p/>
            </draw:polygon>
            <draw:polygon draw:style-name="gr4" draw:text-style-name="P2" draw:layer="layout" svg:width="2.5cm" svg:height="0.79cm" svg:x="20cm" svg:y="66.44cm" svg:viewBox="0 0 2501 791" draw:points="0,791 2501,791 2501,0 0,0">
              <text:p/>
            </draw:polygon>
          </draw:g>
          <draw:frame draw:style-name="gr5" draw:text-style-name="P2" draw:layer="layout" svg:width="2.5cm" svg:height="0.79cm" svg:x="20cm" svg:y="66.44cm">
            <draw:text-box>
              <text:p text:style-name="P4"><text:span text:style-name="T1">ability 1</text:span></text:p>
            </draw:text-box>
          </draw:frame>
        </draw:g>
        <draw:g>
          <draw:polygon draw:style-name="gr6" draw:text-style-name="P5" draw:layer="layout" svg:width="2.5cm" svg:height="0.79cm" svg:x="20cm" svg:y="67.23cm" svg:viewBox="0 0 2501 791" draw:points="0,791 2501,791 2501,0 0,0">
            <text:p/>
          </draw:polygon>
          <draw:polygon draw:style-name="gr4" draw:text-style-name="P2" draw:layer="layout" svg:width="2.5cm" svg:height="0.79cm" svg:x="20cm" svg:y="67.23cm" svg:viewBox="0 0 2501 791" draw:points="0,791 2501,791 2501,0 0,0">
            <text:p/>
          </draw:polygon>
        </draw:g>
        <draw:g>
          <draw:polygon draw:style-name="gr3" draw:text-style-name="P3" draw:layer="layout" svg:width="2.5cm" svg:height="1.581cm" svg:x="20cm" svg:y="69.44cm" svg:viewBox="0 0 2501 1582" draw:points="0,1582 2501,1582 2501,0 0,0">
            <text:p/>
          </draw:polygon>
          <draw:polygon draw:style-name="gr4" draw:text-style-name="P2" draw:layer="layout" svg:width="2.5cm" svg:height="1.581cm" svg:x="20cm" svg:y="69.44cm" svg:viewBox="0 0 2501 1582" draw:points="0,1582 2501,1582 2501,0 0,0">
            <text:p/>
          </draw:polygon>
        </draw:g>
        <draw:g>
          <draw:g>
            <draw:polygon draw:style-name="gr3" draw:text-style-name="P3" draw:layer="layout" svg:width="2.5cm" svg:height="0.79cm" svg:x="20cm" svg:y="69.44cm" svg:viewBox="0 0 2501 791" draw:points="0,791 2501,791 2501,0 0,0">
              <text:p/>
            </draw:polygon>
            <draw:polygon draw:style-name="gr4" draw:text-style-name="P2" draw:layer="layout" svg:width="2.5cm" svg:height="0.79cm" svg:x="20cm" svg:y="69.44cm" svg:viewBox="0 0 2501 791" draw:points="0,791 2501,791 2501,0 0,0">
              <text:p/>
            </draw:polygon>
          </draw:g>
          <draw:frame draw:style-name="gr5" draw:text-style-name="P2" draw:layer="layout" svg:width="2.5cm" svg:height="0.79cm" svg:x="20cm" svg:y="69.44cm">
            <draw:text-box>
              <text:p text:style-name="P4"><text:span text:style-name="T1">ability 2</text:span></text:p>
            </draw:text-box>
          </draw:frame>
        </draw:g>
        <draw:g>
          <draw:polygon draw:style-name="gr6" draw:text-style-name="P5" draw:layer="layout" svg:width="2.5cm" svg:height="0.79cm" svg:x="20cm" svg:y="70.23cm" svg:viewBox="0 0 2501 791" draw:points="0,791 2501,791 2501,0 0,0">
            <text:p/>
          </draw:polygon>
          <draw:polygon draw:style-name="gr4" draw:text-style-name="P2" draw:layer="layout" svg:width="2.5cm" svg:height="0.79cm" svg:x="20cm" svg:y="70.23cm" svg:viewBox="0 0 2501 791" draw:points="0,791 2501,791 2501,0 0,0">
            <text:p/>
          </draw:polygon>
        </draw:g>
        <draw:g>
          <draw:polygon draw:style-name="gr3" draw:text-style-name="P3" draw:layer="layout" svg:width="2.5cm" svg:height="1.581cm" svg:x="20cm" svg:y="72.44cm" svg:viewBox="0 0 2501 1582" draw:points="0,1582 2501,1582 2501,0 0,0">
            <text:p/>
          </draw:polygon>
          <draw:polygon draw:style-name="gr4" draw:text-style-name="P2" draw:layer="layout" svg:width="2.5cm" svg:height="1.581cm" svg:x="20cm" svg:y="72.44cm" svg:viewBox="0 0 2501 1582" draw:points="0,1582 2501,1582 2501,0 0,0">
            <text:p/>
          </draw:polygon>
        </draw:g>
        <draw:g>
          <draw:g>
            <draw:polygon draw:style-name="gr3" draw:text-style-name="P3" draw:layer="layout" svg:width="2.5cm" svg:height="0.79cm" svg:x="20cm" svg:y="72.44cm" svg:viewBox="0 0 2501 791" draw:points="0,791 2501,791 2501,0 0,0">
              <text:p/>
            </draw:polygon>
            <draw:polygon draw:style-name="gr4" draw:text-style-name="P2" draw:layer="layout" svg:width="2.5cm" svg:height="0.79cm" svg:x="20cm" svg:y="72.44cm" svg:viewBox="0 0 2501 791" draw:points="0,791 2501,791 2501,0 0,0">
              <text:p/>
            </draw:polygon>
          </draw:g>
          <draw:frame draw:style-name="gr5" draw:text-style-name="P2" draw:layer="layout" svg:width="2.5cm" svg:height="0.79cm" svg:x="20cm" svg:y="72.44cm">
            <draw:text-box>
              <text:p text:style-name="P4"><text:span text:style-name="T1">ability 3</text:span></text:p>
            </draw:text-box>
          </draw:frame>
        </draw:g>
        <draw:g>
          <draw:polygon draw:style-name="gr6" draw:text-style-name="P5" draw:layer="layout" svg:width="2.5cm" svg:height="0.79cm" svg:x="20cm" svg:y="73.23cm" svg:viewBox="0 0 2501 791" draw:points="0,791 2501,791 2501,0 0,0">
            <text:p/>
          </draw:polygon>
          <draw:polygon draw:style-name="gr4" draw:text-style-name="P2" draw:layer="layout" svg:width="2.5cm" svg:height="0.79cm" svg:x="20cm" svg:y="73.23cm" svg:viewBox="0 0 2501 791" draw:points="0,791 2501,791 2501,0 0,0">
            <text:p/>
          </draw:polygon>
        </draw:g>
        <draw:g>
          <draw:polygon draw:style-name="gr3" draw:text-style-name="P3" draw:layer="layout" svg:width="2.5cm" svg:height="1.581cm" svg:x="20cm" svg:y="75.44cm" svg:viewBox="0 0 2501 1582" draw:points="0,1582 2501,1582 2501,0 0,0">
            <text:p/>
          </draw:polygon>
          <draw:polygon draw:style-name="gr4" draw:text-style-name="P2" draw:layer="layout" svg:width="2.5cm" svg:height="1.581cm" svg:x="20cm" svg:y="75.44cm" svg:viewBox="0 0 2501 1582" draw:points="0,1582 2501,1582 2501,0 0,0">
            <text:p/>
          </draw:polygon>
        </draw:g>
        <draw:g>
          <draw:g>
            <draw:polygon draw:style-name="gr3" draw:text-style-name="P3" draw:layer="layout" svg:width="2.5cm" svg:height="0.79cm" svg:x="20cm" svg:y="75.44cm" svg:viewBox="0 0 2501 791" draw:points="0,791 2501,791 2501,0 0,0">
              <text:p/>
            </draw:polygon>
            <draw:polygon draw:style-name="gr4" draw:text-style-name="P2" draw:layer="layout" svg:width="2.5cm" svg:height="0.79cm" svg:x="20cm" svg:y="75.44cm" svg:viewBox="0 0 2501 791" draw:points="0,791 2501,791 2501,0 0,0">
              <text:p/>
            </draw:polygon>
          </draw:g>
          <draw:frame draw:style-name="gr5" draw:text-style-name="P2" draw:layer="layout" svg:width="2.5cm" svg:height="0.79cm" svg:x="20cm" svg:y="75.44cm">
            <draw:text-box>
              <text:p text:style-name="P4"><text:span text:style-name="T1">ability 4</text:span></text:p>
            </draw:text-box>
          </draw:frame>
        </draw:g>
        <draw:g>
          <draw:polygon draw:style-name="gr6" draw:text-style-name="P5" draw:layer="layout" svg:width="2.5cm" svg:height="0.79cm" svg:x="20cm" svg:y="76.23cm" svg:viewBox="0 0 2501 791" draw:points="0,791 2501,791 2501,0 0,0">
            <text:p/>
          </draw:polygon>
          <draw:polygon draw:style-name="gr4" draw:text-style-name="P2" draw:layer="layout" svg:width="2.5cm" svg:height="0.79cm" svg:x="20cm" svg:y="76.23cm" svg:viewBox="0 0 2501 791" draw:points="0,791 2501,791 2501,0 0,0">
            <text:p/>
          </draw:polygon>
        </draw:g>
        <draw:g>
          <draw:polygon draw:style-name="gr3" draw:text-style-name="P3" draw:layer="layout" svg:width="2.5cm" svg:height="1.581cm" svg:x="20cm" svg:y="78.44cm" svg:viewBox="0 0 2501 1582" draw:points="0,1582 2501,1582 2501,0 0,0">
            <text:p/>
          </draw:polygon>
          <draw:polygon draw:style-name="gr4" draw:text-style-name="P2" draw:layer="layout" svg:width="2.5cm" svg:height="1.581cm" svg:x="20cm" svg:y="78.44cm" svg:viewBox="0 0 2501 1582" draw:points="0,1582 2501,1582 2501,0 0,0">
            <text:p/>
          </draw:polygon>
        </draw:g>
        <draw:g>
          <draw:g>
            <draw:polygon draw:style-name="gr3" draw:text-style-name="P3" draw:layer="layout" svg:width="2.5cm" svg:height="0.79cm" svg:x="20cm" svg:y="78.44cm" svg:viewBox="0 0 2501 791" draw:points="0,791 2501,791 2501,0 0,0">
              <text:p/>
            </draw:polygon>
            <draw:polygon draw:style-name="gr4" draw:text-style-name="P2" draw:layer="layout" svg:width="2.5cm" svg:height="0.79cm" svg:x="20cm" svg:y="78.44cm" svg:viewBox="0 0 2501 791" draw:points="0,791 2501,791 2501,0 0,0">
              <text:p/>
            </draw:polygon>
          </draw:g>
          <draw:frame draw:style-name="gr5" draw:text-style-name="P2" draw:layer="layout" svg:width="2.5cm" svg:height="0.79cm" svg:x="20cm" svg:y="78.44cm">
            <draw:text-box>
              <text:p text:style-name="P4"><text:span text:style-name="T1">nothing</text:span></text:p>
            </draw:text-box>
          </draw:frame>
        </draw:g>
        <draw:g>
          <draw:polygon draw:style-name="gr6" draw:text-style-name="P5" draw:layer="layout" svg:width="2.5cm" svg:height="0.79cm" svg:x="20cm" svg:y="79.23cm" svg:viewBox="0 0 2501 791" draw:points="0,791 2501,791 2501,0 0,0">
            <text:p/>
          </draw:polygon>
          <draw:polygon draw:style-name="gr4" draw:text-style-name="P2" draw:layer="layout" svg:width="2.5cm" svg:height="0.79cm" svg:x="20cm" svg:y="79.23cm" svg:viewBox="0 0 2501 791" draw:points="0,791 2501,791 2501,0 0,0">
            <text:p/>
          </draw:polygon>
        </draw:g>
        <draw:polyline draw:style-name="gr2" draw:text-style-name="P2" draw:layer="layout" svg:width="0.875cm" svg:height="23.21cm" svg:x="19.375cm" svg:y="56.02cm" svg:viewBox="0 0 876 23211" draw:points="876,0 876,1169 0,1169 0,23211 625,23211">
          <text:p/>
        </draw:polyline>
        <draw:polyline draw:style-name="gr2" draw:text-style-name="P2" draw:layer="layout" svg:width="0.875cm" svg:height="20.21cm" svg:x="19.375cm" svg:y="56.02cm" svg:viewBox="0 0 876 20211" draw:points="876,0 876,1169 0,1169 0,20211 625,20211">
          <text:p/>
        </draw:polyline>
        <draw:polyline draw:style-name="gr2" draw:text-style-name="P2" draw:layer="layout" svg:width="0.875cm" svg:height="17.21cm" svg:x="19.375cm" svg:y="56.02cm" svg:viewBox="0 0 876 17211" draw:points="876,0 876,1169 0,1169 0,17211 625,17211">
          <text:p/>
        </draw:polyline>
        <draw:polyline draw:style-name="gr2" draw:text-style-name="P2" draw:layer="layout" svg:width="0.875cm" svg:height="14.21cm" svg:x="19.375cm" svg:y="56.02cm" svg:viewBox="0 0 876 14211" draw:points="876,0 876,1169 0,1169 0,14211 625,14211">
          <text:p/>
        </draw:polyline>
        <draw:polyline draw:style-name="gr2" draw:text-style-name="P2" draw:layer="layout" svg:width="0.875cm" svg:height="11.21cm" svg:x="19.375cm" svg:y="56.02cm" svg:viewBox="0 0 876 11211" draw:points="876,0 876,1169 0,1169 0,11211 625,11211">
          <text:p/>
        </draw:polyline>
        <draw:polyline draw:style-name="gr2" draw:text-style-name="P2" draw:layer="layout" svg:width="0.875cm" svg:height="8.21cm" svg:x="19.375cm" svg:y="56.02cm" svg:viewBox="0 0 876 8211" draw:points="876,0 876,1169 0,1169 0,8211 625,8211">
          <text:p/>
        </draw:polyline>
        <draw:polyline draw:style-name="gr2" draw:text-style-name="P2" draw:layer="layout" svg:width="0.875cm" svg:height="5.21cm" svg:x="19.375cm" svg:y="56.02cm" svg:viewBox="0 0 876 5211" draw:points="876,0 876,1169 0,1169 0,5211 625,5211">
          <text:p/>
        </draw:polyline>
        <draw:polyline draw:style-name="gr2" draw:text-style-name="P2" draw:layer="layout" svg:width="0.875cm" svg:height="2.21cm" svg:x="19.375cm" svg:y="56.02cm" svg:viewBox="0 0 876 2211" draw:points="876,0 876,1170 0,1170 0,2211 625,2211">
          <text:p/>
        </draw:polyline>
        <draw:g>
          <draw:g>
            <draw:polygon draw:style-name="gr1" draw:text-style-name="P1" draw:layer="layout" svg:width="1.2cm" svg:height="1.2cm" svg:x="11.9cm" svg:y="22.03cm" svg:viewBox="0 0 1201 1201" draw:points="600,1201 1201,600 600,0 0,600">
              <text:p/>
            </draw:polygon>
            <draw:polygon draw:style-name="gr2" draw:text-style-name="P2" draw:layer="layout" svg:width="1.2cm" svg:height="1.2cm" svg:x="11.9cm" svg:y="22.03cm" svg:viewBox="0 0 1201 1201" draw:points="600,1201 1201,600 600,0 0,600">
              <text:p/>
            </draw:polygon>
          </draw:g>
          <draw:frame draw:style-name="gr5" draw:text-style-name="P2" draw:layer="layout" svg:width="1.871cm" svg:height="1.374cm" svg:x="11.564cm" svg:y="22.938cm">
            <draw:text-box>
              <text:p text:style-name="P4"><text:span text:style-name="T3">still alive</text:span></text:p>
            </draw:text-box>
          </draw:frame>
        </draw:g>
        <draw:g>
          <draw:line draw:style-name="gr2" draw:text-style-name="P2" draw:layer="layout" svg:x1="12.5cm" svg:y1="23.23cm" svg:x2="12.5cm" svg:y2="24.544cm">
            <text:p/>
          </draw:line>
          <draw:frame draw:style-name="gr7" draw:text-style-name="P2" draw:layer="layout" svg:width="1.411cm" svg:height="0.621cm" svg:x="11.794cm" svg:y="23.577cm">
            <draw:text-box>
              <text:p text:style-name="P4"><text:span text:style-name="T2">Yes</text:span></text:p>
            </draw:text-box>
          </draw:frame>
        </draw:g>
        <draw:g>
          <draw:path draw:style-name="gr2" draw:text-style-name="P2" draw:layer="layout" svg:width="5.65cm" svg:height="0.084cm" svg:x="13.1cm" svg:y="22.547cm" svg:viewBox="0 0 5651 85" svg:d="M0 85h1201c0-16 4-29 12-42 7-14 17-23 30-31 14-8 27-12 42-12s28 4 42 12c13 8 23 17 30 31 8 13 11 26 11 42h3188 1095">
            <text:p/>
          </draw:path>
          <draw:frame draw:style-name="gr7" draw:text-style-name="P2" draw:layer="layout" svg:width="1.411cm" svg:height="0.621cm" svg:x="15.219cm" svg:y="22.319cm">
            <draw:text-box>
              <text:p text:style-name="P4"><text:span text:style-name="T2">No</text:span></text:p>
            </draw:text-box>
          </draw:frame>
        </draw:g>
        <draw:g>
          <draw:polygon draw:style-name="gr3" draw:text-style-name="P3" draw:layer="layout" svg:width="2.5cm" svg:height="1.581cm" svg:x="18.75cm" svg:y="21.84cm" svg:viewBox="0 0 2501 1582" draw:points="0,1582 2501,1582 2501,0 0,0">
            <text:p/>
          </draw:polygon>
          <draw:polygon draw:style-name="gr4" draw:text-style-name="P2" draw:layer="layout" svg:width="2.5cm" svg:height="1.581cm" svg:x="18.75cm" svg:y="21.84cm" svg:viewBox="0 0 2501 1582" draw:points="0,1582 2501,1582 2501,0 0,0">
            <text:p/>
          </draw:polygon>
        </draw:g>
        <draw:g>
          <draw:g>
            <draw:polygon draw:style-name="gr3" draw:text-style-name="P3" draw:layer="layout" svg:width="2.5cm" svg:height="0.79cm" svg:x="18.75cm" svg:y="21.84cm" svg:viewBox="0 0 2501 791" draw:points="0,791 2501,791 2501,0 0,0">
              <text:p/>
            </draw:polygon>
            <draw:polygon draw:style-name="gr4" draw:text-style-name="P2" draw:layer="layout" svg:width="2.5cm" svg:height="0.79cm" svg:x="18.75cm" svg:y="21.84cm" svg:viewBox="0 0 2501 791" draw:points="0,791 2501,791 2501,0 0,0">
              <text:p/>
            </draw:polygon>
          </draw:g>
          <draw:frame draw:style-name="gr5" draw:text-style-name="P2" draw:layer="layout" svg:width="2.5cm" svg:height="0.79cm" svg:x="18.75cm" svg:y="21.84cm">
            <draw:text-box>
              <text:p text:style-name="P4"><text:span text:style-name="T1">End</text:span></text:p>
            </draw:text-box>
          </draw:frame>
        </draw:g>
        <draw:g>
          <draw:polygon draw:style-name="gr6" draw:text-style-name="P5" draw:layer="layout" svg:width="2.5cm" svg:height="0.79cm" svg:x="18.75cm" svg:y="22.63cm" svg:viewBox="0 0 2501 791" draw:points="0,791 2501,791 2501,0 0,0">
            <text:p/>
          </draw:polygon>
          <draw:polygon draw:style-name="gr4" draw:text-style-name="P2" draw:layer="layout" svg:width="2.5cm" svg:height="0.79cm" svg:x="18.75cm" svg:y="22.63cm" svg:viewBox="0 0 2501 791" draw:points="0,791 2501,791 2501,0 0,0">
            <text:p/>
          </draw:polygon>
        </draw:g>
        <draw:g>
          <draw:path draw:style-name="gr8" draw:text-style-name="P6" draw:layer="layout" svg:width="0.959cm" svg:height="0.959cm" svg:x="23.27cm" svg:y="22.15cm" svg:viewBox="0 0 960 960" svg:d="M960 480c0 88-20 163-64 240s-99 132-176 176-152 64-240 64-163-20-240-64-132-99-176-176-64-152-64-240 20-163 64-240 99-132 176-176c76-44 151-64 239-64h1c88 0 163 20 240 64s132 99 176 176 64 152 64 240z">
            <text:p/>
          </draw:path>
          <draw:path draw:style-name="gr9" draw:text-style-name="P2" draw:layer="layout" svg:width="1.199cm" svg:height="1.199cm" svg:x="23.15cm" svg:y="22.03cm" svg:viewBox="0 0 1200 1200" svg:d="M1200 600c0 110-25 204-80 300-56 96-124 164-220 220-96 55-190 80-300 80s-204-25-300-80c-96-56-164-124-220-220-55-96-80-190-80-300s25-204 80-300c56-96 124-164 220-220 95-55 189-80 299-80h1c110 0 204 25 300 80 96 56 164 124 220 220 55 96 80 190 80 300zM1080 600c0 88-20 163-64 239-45 76-100 131-176 176-77 44-152 64-240 64s-163-20-240-64c-76-45-131-100-176-176-44-77-64-152-64-240s20-163 64-240c45-76 100-131 176-176 76-44 151-64 239-64h1c88 0 163 20 240 64 76 45 131 100 176 176 44 77 64 152 64 240z">
            <text:p/>
          </draw:path>
        </draw:g>
        <draw:line draw:style-name="gr2" draw:text-style-name="P2" draw:layer="layout" svg:x1="21.25cm" svg:y1="22.63cm" svg:x2="23.149cm" svg:y2="22.63cm">
          <text:p/>
        </draw:line>
        <draw:path draw:style-name="gr2" draw:text-style-name="P2" draw:layer="layout" svg:width="13.135cm" svg:height="4.405cm" svg:x="12.5cm" svg:y="23.826cm" svg:viewBox="0 0 13136 4406" svg:d="M12501 4406h635v-4322h-11168c0-15-3-28-11-42-8-13-17-23-30-30-14-8-27-12-42-12-16 0-29 4-42 12-13 7-23 17-31 30-7 14-11 27-11 42h-1801v635">
          <text:p/>
        </draw:path>
        <draw:path draw:style-name="gr2" draw:text-style-name="P2" draw:layer="layout" svg:width="9.635cm" svg:height="7.405cm" svg:x="12.5cm" svg:y="23.826cm" svg:viewBox="0 0 9636 7406" svg:d="M9001 7406h635v-7322h-7668c0-15-3-28-11-42-7-13-17-23-30-30-14-8-27-12-42-12s-29 4-42 12c-13 7-23 17-30 30-8 14-12 27-12 42h-1801v635">
          <text:p/>
        </draw:path>
        <draw:path draw:style-name="gr2" draw:text-style-name="P2" draw:layer="layout" svg:width="9.635cm" svg:height="10.405cm" svg:x="12.5cm" svg:y="23.826cm" svg:viewBox="0 0 9636 10406" svg:d="M9001 10406h635v-10322h-7668c0-15-3-28-11-42-7-13-17-23-30-30-14-8-27-12-42-12s-29 4-42 12c-13 7-23 17-30 30-8 14-12 27-12 42h-1801v635">
          <text:p/>
        </draw:path>
        <draw:path draw:style-name="gr2" draw:text-style-name="P2" draw:layer="layout" svg:width="9.635cm" svg:height="13.405cm" svg:x="12.5cm" svg:y="23.826cm" svg:viewBox="0 0 9636 13406" svg:d="M9001 13406h635v-13322h-7668c0-15-3-28-11-42-7-13-17-23-30-30-14-8-27-12-42-12s-29 4-42 12c-13 7-23 17-30 30-8 14-12 27-12 42h-1801v635">
          <text:p/>
        </draw:path>
        <draw:path draw:style-name="gr2" draw:text-style-name="P2" draw:layer="layout" svg:width="9.635cm" svg:height="16.405cm" svg:x="12.5cm" svg:y="23.826cm" svg:viewBox="0 0 9636 16406" svg:d="M9001 16406h635v-16322h-7668c0-15-3-28-11-42-7-13-17-23-30-30-14-8-27-12-42-12s-29 4-42 12c-13 7-23 17-30 30-8 14-12 27-12 42h-1801v635">
          <text:p/>
        </draw:path>
        <draw:path draw:style-name="gr2" draw:text-style-name="P2" draw:layer="layout" svg:width="9.635cm" svg:height="19.405cm" svg:x="12.5cm" svg:y="23.826cm" svg:viewBox="0 0 9636 19406" svg:d="M9001 19406h635v-19322h-7668c0-15-3-28-11-42-7-13-17-23-30-30-14-8-27-12-42-12s-29 4-42 12c-13 7-23 17-30 30-8 14-12 27-12 42h-1801v635">
          <text:p/>
        </draw:path>
        <draw:path draw:style-name="gr2" draw:text-style-name="P2" draw:layer="layout" svg:width="9.635cm" svg:height="22.405cm" svg:x="12.5cm" svg:y="23.826cm" svg:viewBox="0 0 9636 22406" svg:d="M9001 22406h635v-22322h-7668c0-15-3-28-11-42-7-13-17-23-30-30-14-8-27-12-42-12s-29 4-42 12c-13 7-23 17-30 30-8 14-12 27-12 42h-1801v635">
          <text:p/>
        </draw:path>
        <draw:path draw:style-name="gr2" draw:text-style-name="P2" draw:layer="layout" svg:width="9.635cm" svg:height="25.405cm" svg:x="12.5cm" svg:y="23.826cm" svg:viewBox="0 0 9636 25406" svg:d="M9001 25406h635v-25322h-7668c0-15-3-28-11-42-7-13-17-23-30-30-14-8-27-12-42-12s-29 4-42 12c-13 7-23 17-30 30-8 14-12 27-12 42h-1801v635">
          <text:p/>
        </draw:path>
        <draw:path draw:style-name="gr2" draw:text-style-name="P2" draw:layer="layout" svg:width="9.635cm" svg:height="28.405cm" svg:x="12.5cm" svg:y="23.826cm" svg:viewBox="0 0 9636 28406" svg:d="M9001 28406h635v-28322h-7668c0-15-3-28-11-42-7-13-17-23-30-30-14-8-27-12-42-12s-29 4-42 12c-13 7-23 17-30 30-8 14-12 27-12 42h-1801v635">
          <text:p/>
        </draw:path>
        <draw:path draw:style-name="gr2" draw:text-style-name="P2" draw:layer="layout" svg:width="10.635cm" svg:height="34.405cm" svg:x="12.5cm" svg:y="23.826cm" svg:viewBox="0 0 10636 34406" svg:d="M10001 34406h635v-1425h-1000v-32897h-7668c0-15-3-28-11-42-8-13-17-23-30-30-14-8-27-12-42-12-16 0-29 4-42 12-13 7-23 17-30 30-8 14-12 27-12 42h-1801v635">
          <text:p/>
        </draw:path>
        <draw:path draw:style-name="gr2" draw:text-style-name="P2" draw:layer="layout" svg:width="10.635cm" svg:height="37.405cm" svg:x="12.5cm" svg:y="23.826cm" svg:viewBox="0 0 10636 37406" svg:d="M10001 37406h635v-4425h-1000v-32897h-7668c0-15-3-28-11-42-8-13-17-23-30-30-14-8-27-12-42-12-16 0-29 4-42 12-13 7-23 17-30 30-8 14-12 27-12 42h-1801v635">
          <text:p/>
        </draw:path>
        <draw:path draw:style-name="gr2" draw:text-style-name="P2" draw:layer="layout" svg:width="10.635cm" svg:height="40.405cm" svg:x="12.5cm" svg:y="23.826cm" svg:viewBox="0 0 10636 40406" svg:d="M10001 40406h635v-7425h-1000v-32897h-7668c0-15-3-28-11-42-8-13-17-23-30-30-14-8-27-12-42-12-16 0-29 4-42 12-13 7-23 17-30 30-8 14-12 27-12 42h-1801v635">
          <text:p/>
        </draw:path>
        <draw:path draw:style-name="gr2" draw:text-style-name="P2" draw:layer="layout" svg:width="10.635cm" svg:height="43.405cm" svg:x="12.5cm" svg:y="23.826cm" svg:viewBox="0 0 10636 43406" svg:d="M10001 43406h635v-10425h-1000v-32897h-7668c0-15-3-28-11-42-8-13-17-23-30-30-14-8-27-12-42-12-16 0-29 4-42 12-13 7-23 17-30 30-8 14-12 27-12 42h-1801v635">
          <text:p/>
        </draw:path>
        <draw:path draw:style-name="gr2" draw:text-style-name="P2" draw:layer="layout" svg:width="10.635cm" svg:height="46.405cm" svg:x="12.5cm" svg:y="23.826cm" svg:viewBox="0 0 10636 46406" svg:d="M10001 46406h635v-13426h-1000v-32896h-7668c0-15-3-28-11-42-8-13-17-23-30-30-14-8-27-12-42-12-16 0-29 4-42 12-13 7-23 17-30 30-8 14-12 27-12 42h-1801v635">
          <text:p/>
        </draw:path>
        <draw:path draw:style-name="gr2" draw:text-style-name="P2" draw:layer="layout" svg:width="10.635cm" svg:height="49.405cm" svg:x="12.5cm" svg:y="23.826cm" svg:viewBox="0 0 10636 49406" svg:d="M10001 49406h635v-16426h-1000v-32896h-7668c0-15-3-28-11-42-8-13-17-23-30-30-14-8-27-12-42-12-16 0-29 4-42 12-13 7-23 17-30 30-8 14-12 27-12 42h-1801v635">
          <text:p/>
        </draw:path>
        <draw:path draw:style-name="gr2" draw:text-style-name="P2" draw:layer="layout" svg:width="10.635cm" svg:height="52.405cm" svg:x="12.5cm" svg:y="23.826cm" svg:viewBox="0 0 10636 52406" svg:d="M10001 52406h635v-19426h-1000v-32896h-7668c0-15-3-28-11-42-8-13-17-23-30-30-14-8-27-12-42-12-16 0-29 4-42 12-13 7-23 17-30 30-8 14-12 27-12 42h-1801v635">
          <text:p/>
        </draw:path>
        <draw:path draw:style-name="gr2" draw:text-style-name="P2" draw:layer="layout" svg:width="10.635cm" svg:height="55.405cm" svg:x="12.5cm" svg:y="23.826cm" svg:viewBox="0 0 10636 55406" svg:d="M10001 55406h635v-22426h-1000v-32896h-7668c0-15-3-28-11-42-8-13-17-23-30-30-14-8-27-12-42-12-16 0-29 4-42 12-13 7-23 17-30 30-8 14-12 27-12 42h-1801v635">
          <text:p/>
        </draw:path>
        <draw:g>
          <draw:polygon draw:style-name="gr3" draw:text-style-name="P3" draw:layer="layout" svg:width="2.691cm" svg:height="1.581cm" svg:x="3.654cm" svg:y="20.73cm" svg:viewBox="0 0 2692 1582" draw:points="0,1582 2692,1582 2692,0 0,0">
            <text:p/>
          </draw:polygon>
          <draw:polygon draw:style-name="gr4" draw:text-style-name="P2" draw:layer="layout" svg:width="2.691cm" svg:height="1.581cm" svg:x="3.654cm" svg:y="20.73cm" svg:viewBox="0 0 2692 1582" draw:points="0,1582 2692,1582 2692,0 0,0">
            <text:p/>
          </draw:polygon>
        </draw:g>
        <draw:g>
          <draw:g>
            <draw:polygon draw:style-name="gr3" draw:text-style-name="P3" draw:layer="layout" svg:width="2.691cm" svg:height="0.79cm" svg:x="3.654cm" svg:y="20.73cm" svg:viewBox="0 0 2692 791" draw:points="0,791 2692,791 2692,0 0,0">
              <text:p/>
            </draw:polygon>
            <draw:polygon draw:style-name="gr4" draw:text-style-name="P2" draw:layer="layout" svg:width="2.691cm" svg:height="0.79cm" svg:x="3.654cm" svg:y="20.73cm" svg:viewBox="0 0 2692 791" draw:points="0,791 2692,791 2692,0 0,0">
              <text:p/>
            </draw:polygon>
          </draw:g>
          <draw:frame draw:style-name="gr5" draw:text-style-name="P2" draw:layer="layout" svg:width="2.691cm" svg:height="1.374cm" svg:x="3.654cm" svg:y="20.438cm">
            <draw:text-box>
              <text:p text:style-name="P4"><text:span text:style-name="T1">enemy's turn</text:span></text:p>
            </draw:text-box>
          </draw:frame>
        </draw:g>
        <draw:g>
          <draw:polygon draw:style-name="gr6" draw:text-style-name="P5" draw:layer="layout" svg:width="2.691cm" svg:height="0.79cm" svg:x="3.654cm" svg:y="21.52cm" svg:viewBox="0 0 2692 791" draw:points="0,791 2692,791 2692,0 0,0">
            <text:p/>
          </draw:polygon>
          <draw:polygon draw:style-name="gr4" draw:text-style-name="P2" draw:layer="layout" svg:width="2.691cm" svg:height="0.79cm" svg:x="3.654cm" svg:y="21.52cm" svg:viewBox="0 0 2692 791" draw:points="0,791 2692,791 2692,0 0,0">
            <text:p/>
          </draw:polygon>
        </draw:g>
        <draw:polyline draw:style-name="gr2" draw:text-style-name="P2" draw:layer="layout" svg:width="6.154cm" svg:height="0.51cm" svg:x="6.346cm" svg:y="21.52cm" svg:viewBox="0 0 6155 511" draw:points="0,0 6155,0 6155,511">
          <text:p/>
        </draw:polyline>
        <draw:polyline draw:style-name="gr2" draw:text-style-name="P2" draw:layer="layout" svg:width="1.885cm" svg:height="6.727cm" svg:x="12.5cm" svg:y="21.503cm" svg:viewBox="0 0 1886 6728" draw:points="1251,6728 1886,6728 1886,0 0,0 0,527">
          <text:p/>
        </draw:polyline>
        <draw:polyline draw:style-name="gr2" draw:text-style-name="P2" draw:layer="layout" svg:width="1.27cm" svg:height="6.71cm" svg:x="2.48cm" svg:y="21.52cm" svg:viewBox="0 0 1271 6711" draw:points="1271,6711 0,6711 0,0 1176,0">
          <text:p/>
        </draw:polyline>
        <draw:path draw:style-name="gr2" draw:text-style-name="P2" draw:layer="layout" svg:width="8.52cm" svg:height="9.71cm" svg:x="2.48cm" svg:y="21.52cm" svg:viewBox="0 0 8521 9711" svg:d="M7896 9711h625v-1500h-4052c0-16-3-29-11-42s-17-23-31-31c-13-7-26-11-41-11-16 0-29 4-42 11-14 8-23 18-31 31-7 13-11 26-11 42h-4302v-8211h1174">
          <text:p/>
        </draw:path>
        <draw:path draw:style-name="gr2" draw:text-style-name="P2" draw:layer="layout" svg:width="8.52cm" svg:height="12.71cm" svg:x="2.48cm" svg:y="21.52cm" svg:viewBox="0 0 8521 12711" svg:d="M7896 12711h625v-4501h-4052c0-15-3-28-11-41-8-14-17-23-31-31-13-8-26-11-41-11-16 0-29 3-42 11-14 8-23 17-31 31-7 13-11 26-11 41h-4302v-8210h1174">
          <text:p/>
        </draw:path>
        <draw:path draw:style-name="gr2" draw:text-style-name="P2" draw:layer="layout" svg:width="8.52cm" svg:height="15.71cm" svg:x="2.48cm" svg:y="21.52cm" svg:viewBox="0 0 8521 15711" svg:d="M7896 15711h625v-7501h-4052c0-15-3-28-11-42-8-13-17-23-31-30-13-8-26-11-41-11-16 0-29 3-42 11-14 7-23 17-31 30-7 14-11 27-11 42h-4302v-8210h1174">
          <text:p/>
        </draw:path>
        <draw:path draw:style-name="gr2" draw:text-style-name="P2" draw:layer="layout" svg:width="8.52cm" svg:height="18.71cm" svg:x="2.48cm" svg:y="21.52cm" svg:viewBox="0 0 8521 18711" svg:d="M7896 18711h625v-10501h-4052c0-15-3-29-11-42s-17-23-31-30c-13-8-26-12-41-12-16 0-29 4-42 12-14 7-23 17-31 30-7 13-11 27-11 42h-4302v-8210h1174">
          <text:p/>
        </draw:path>
        <draw:path draw:style-name="gr2" draw:text-style-name="P2" draw:layer="layout" svg:width="13.77cm" svg:height="8.21cm" svg:x="2.48cm" svg:y="21.52cm" svg:viewBox="0 0 13771 8211" svg:d="M13771 7501v710h-9302c0-15-4-28-12-42-7-13-17-23-30-30-13-8-26-12-42-12-15 0-28 4-42 12-13 7-22 17-30 30-8 14-11 27-11 42h-4302v-8211h1174">
          <text:p/>
        </draw:path>
        <draw:g>
          <draw:polygon draw:style-name="gr3" draw:text-style-name="P3" draw:layer="layout" svg:width="2.5cm" svg:height="1.581cm" svg:x="4.5cm" svg:y="16.04cm" svg:viewBox="0 0 2501 1582" draw:points="0,1582 2501,1582 2501,0 0,0">
            <text:p/>
          </draw:polygon>
          <draw:polygon draw:style-name="gr4" draw:text-style-name="P2" draw:layer="layout" svg:width="2.5cm" svg:height="1.581cm" svg:x="4.5cm" svg:y="16.04cm" svg:viewBox="0 0 2501 1582" draw:points="0,1582 2501,1582 2501,0 0,0">
            <text:p/>
          </draw:polygon>
        </draw:g>
        <draw:g>
          <draw:g>
            <draw:polygon draw:style-name="gr3" draw:text-style-name="P3" draw:layer="layout" svg:width="2.5cm" svg:height="0.79cm" svg:x="4.5cm" svg:y="16.04cm" svg:viewBox="0 0 2501 791" draw:points="0,791 2501,791 2501,0 0,0">
              <text:p/>
            </draw:polygon>
            <draw:polygon draw:style-name="gr4" draw:text-style-name="P2" draw:layer="layout" svg:width="2.5cm" svg:height="0.79cm" svg:x="4.5cm" svg:y="16.04cm" svg:viewBox="0 0 2501 791" draw:points="0,791 2501,791 2501,0 0,0">
              <text:p/>
            </draw:polygon>
          </draw:g>
          <draw:frame draw:style-name="gr5" draw:text-style-name="P2" draw:layer="layout" svg:width="2.5cm" svg:height="0.79cm" svg:x="4.5cm" svg:y="16.04cm">
            <draw:text-box>
              <text:p text:style-name="P4"><text:span text:style-name="T1">Start</text:span></text:p>
            </draw:text-box>
          </draw:frame>
        </draw:g>
        <draw:g>
          <draw:polygon draw:style-name="gr6" draw:text-style-name="P5" draw:layer="layout" svg:width="2.5cm" svg:height="0.79cm" svg:x="4.5cm" svg:y="16.83cm" svg:viewBox="0 0 2501 791" draw:points="0,791 2501,791 2501,0 0,0">
            <text:p/>
          </draw:polygon>
          <draw:polygon draw:style-name="gr4" draw:text-style-name="P2" draw:layer="layout" svg:width="2.5cm" svg:height="0.79cm" svg:x="4.5cm" svg:y="16.83cm" svg:viewBox="0 0 2501 791" draw:points="0,791 2501,791 2501,0 0,0">
            <text:p/>
          </draw:polygon>
        </draw:g>
        <draw:g>
          <draw:polygon draw:style-name="gr3" draw:text-style-name="P3" draw:layer="layout" svg:width="2.782cm" svg:height="1.581cm" svg:x="7.654cm" svg:y="16.04cm" svg:viewBox="0 0 2783 1582" draw:points="0,1582 2783,1582 2783,0 0,0">
            <text:p/>
          </draw:polygon>
          <draw:polygon draw:style-name="gr4" draw:text-style-name="P2" draw:layer="layout" svg:width="2.782cm" svg:height="1.581cm" svg:x="7.654cm" svg:y="16.04cm" svg:viewBox="0 0 2783 1582" draw:points="0,1582 2783,1582 2783,0 0,0">
            <text:p/>
          </draw:polygon>
        </draw:g>
        <draw:g>
          <draw:g>
            <draw:polygon draw:style-name="gr3" draw:text-style-name="P3" draw:layer="layout" svg:width="2.782cm" svg:height="0.79cm" svg:x="7.654cm" svg:y="16.04cm" svg:viewBox="0 0 2783 791" draw:points="0,791 2783,791 2783,0 0,0">
              <text:p/>
            </draw:polygon>
            <draw:polygon draw:style-name="gr4" draw:text-style-name="P2" draw:layer="layout" svg:width="2.782cm" svg:height="0.79cm" svg:x="7.654cm" svg:y="16.04cm" svg:viewBox="0 0 2783 791" draw:points="0,791 2783,791 2783,0 0,0">
              <text:p/>
            </draw:polygon>
          </draw:g>
          <draw:frame draw:style-name="gr5" draw:text-style-name="P2" draw:layer="layout" svg:width="2.782cm" svg:height="1.374cm" svg:x="7.654cm" svg:y="15.748cm">
            <draw:text-box>
              <text:p text:style-name="P4"><text:span text:style-name="T1">create enemy</text:span></text:p>
            </draw:text-box>
          </draw:frame>
        </draw:g>
        <draw:g>
          <draw:polygon draw:style-name="gr6" draw:text-style-name="P5" draw:layer="layout" svg:width="2.782cm" svg:height="0.79cm" svg:x="7.654cm" svg:y="16.83cm" svg:viewBox="0 0 2783 791" draw:points="0,791 2783,791 2783,0 0,0">
            <text:p/>
          </draw:polygon>
          <draw:polygon draw:style-name="gr4" draw:text-style-name="P2" draw:layer="layout" svg:width="2.782cm" svg:height="0.79cm" svg:x="7.654cm" svg:y="16.83cm" svg:viewBox="0 0 2783 791" draw:points="0,791 2783,791 2783,0 0,0">
            <text:p/>
          </draw:polygon>
        </draw:g>
        <draw:g>
          <draw:g>
            <draw:polygon draw:style-name="gr1" draw:text-style-name="P1" draw:layer="layout" svg:width="1.2cm" svg:height="1.2cm" svg:x="11.9cm" svg:y="16.23cm" svg:viewBox="0 0 1201 1201" draw:points="600,1201 1201,600 600,0 0,600">
              <text:p/>
            </draw:polygon>
            <draw:polygon draw:style-name="gr2" draw:text-style-name="P2" draw:layer="layout" svg:width="1.2cm" svg:height="1.2cm" svg:x="11.9cm" svg:y="16.23cm" svg:viewBox="0 0 1201 1201" draw:points="600,1201 1201,600 600,0 0,600">
              <text:p/>
            </draw:polygon>
          </draw:g>
          <draw:frame draw:style-name="gr5" draw:text-style-name="P2" draw:layer="layout" svg:width="2.191cm" svg:height="1.374cm" svg:x="11.405cm" svg:y="17.138cm">
            <draw:text-box>
              <text:p text:style-name="P4"><text:span text:style-name="T3">input valid</text:span></text:p>
            </draw:text-box>
          </draw:frame>
        </draw:g>
        <draw:g>
          <draw:polyline draw:style-name="gr2" draw:text-style-name="P2" draw:layer="layout" svg:width="3.4cm" svg:height="2.15cm" svg:x="13.1cm" svg:y="16.83cm" svg:viewBox="0 0 3401 2151" draw:points="0,0 3401,0 3401,2151">
            <text:p/>
          </draw:polyline>
          <draw:frame draw:style-name="gr7" draw:text-style-name="P2" draw:layer="layout" svg:width="1.411cm" svg:height="0.621cm" svg:x="15.169cm" svg:y="16.519cm">
            <draw:text-box>
              <text:p text:style-name="P4"><text:span text:style-name="T2">no</text:span></text:p>
            </draw:text-box>
          </draw:frame>
        </draw:g>
        <draw:g>
          <draw:g>
            <draw:polygon draw:style-name="gr1" draw:text-style-name="P1" draw:layer="layout" svg:width="2cm" svg:height="1.5cm" svg:x="15.5cm" svg:y="18.98cm" svg:viewBox="0 0 2001 1501" draw:points="0,1501 2001,1501 2001,0 0,0">
              <text:p/>
            </draw:polygon>
            <draw:polygon draw:style-name="gr10" draw:text-style-name="P2" draw:layer="layout" svg:width="2cm" svg:height="1.5cm" svg:x="15.5cm" svg:y="18.98cm" svg:viewBox="0 0 2001 1501" draw:points="0,1501 2001,1501 2001,0 0,0">
              <text:p/>
            </draw:polygon>
          </draw:g>
          <draw:frame draw:style-name="gr11" draw:text-style-name="P2" draw:layer="layout" svg:width="2cm" svg:height="1.5cm" svg:x="15.5cm" svg:y="18.98cm">
            <draw:text-box>
              <text:p text:style-name="P4"><text:span text:style-name="T4">Enemy hp = 100</text:span></text:p>
            </draw:text-box>
          </draw:frame>
        </draw:g>
        <draw:polyline draw:style-name="gr2" draw:text-style-name="P2" draw:layer="layout" svg:width="3cm" svg:height="2.3cm" svg:x="12.5cm" svg:y="19.73cm" svg:viewBox="0 0 3001 2301" draw:points="3001,0 2250,0 2250,1211 0,1211 0,2301">
          <text:p/>
        </draw:polyline>
        <draw:line draw:style-name="gr2" draw:text-style-name="P2" draw:layer="layout" svg:x1="10.436cm" svg:y1="16.83cm" svg:x2="11.9cm" svg:y2="16.83cm">
          <text:p/>
        </draw:line>
        <draw:line draw:style-name="gr2" draw:text-style-name="P2" draw:layer="layout" svg:x1="3.846cm" svg:y1="16.83cm" svg:x2="4.5cm" svg:y2="16.83cm">
          <text:p/>
        </draw:line>
        <draw:line draw:style-name="gr2" draw:text-style-name="P2" draw:layer="layout" svg:x1="7cm" svg:y1="16.83cm" svg:x2="7.654cm" svg:y2="16.83cm">
          <text:p/>
        </draw:line>
        <draw:g>
          <draw:g>
            <draw:polygon draw:style-name="gr1" draw:text-style-name="P1" draw:layer="layout" svg:width="2cm" svg:height="1.5cm" svg:x="11.5cm" svg:y="18.98cm" svg:viewBox="0 0 2001 1501" draw:points="0,1501 2001,1501 2001,0 0,0">
              <text:p/>
            </draw:polygon>
            <draw:polygon draw:style-name="gr10" draw:text-style-name="P2" draw:layer="layout" svg:width="2cm" svg:height="1.5cm" svg:x="11.5cm" svg:y="18.98cm" svg:viewBox="0 0 2001 1501" draw:points="0,1501 2001,1501 2001,0 0,0">
              <text:p/>
            </draw:polygon>
          </draw:g>
          <draw:frame draw:style-name="gr11" draw:text-style-name="P2" draw:layer="layout" svg:width="2cm" svg:height="1.68cm" svg:x="11.5cm" svg:y="18.89cm">
            <draw:text-box>
              <text:p text:style-name="P4"><text:span text:style-name="T4">Enemy hp = input</text:span></text:p>
            </draw:text-box>
          </draw:frame>
        </draw:g>
        <draw:line draw:style-name="gr2" draw:text-style-name="P2" draw:layer="layout" svg:x1="12.5cm" svg:y1="20.48cm" svg:x2="12.5cm" svg:y2="22.02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WenQuanYi Micro Hei1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80.1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1-08T14:16:38Z</dc:date>
    <dc:description/>
    <dc:language>de-DE</dc:language>
    <dc:subject/>
    <dc:title/>
    <meta:creation-date>2017-12-25T12:19:12Z</meta:creation-date>
    <meta:initial-creator>Gyr, Raffael</meta:initial-creator>
    <meta:keyword/>
    <meta:generator>LibreOffice/5.1.6.2$Linux_X86_64 LibreOffice_project/10m0$Build-2</meta:generator>
    <meta:document-statistic meta:object-count="448"/>
    <meta:user-defined meta:name="category"/>
    <meta:user-defined meta:name="company"/>
    <meta:template xlink:type="simple" xlink:actuate="onRequest" xlink:title="USTAME_M.vstx" xlink:href=""/>
  </office:meta>
</office:document-meta>
</file>